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9-17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184" calcext:value-type="float">
            <text:p>56.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7-30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08" calcext:value-type="float">
            <text:p>56.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084" calcext:value-type="float">
            <text:p>56.2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1696" calcext:value-type="float">
            <text:p>56.2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512" calcext:value-type="float">
            <text:p>56.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8544" calcext:value-type="float">
            <text:p>56.1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5496" calcext:value-type="float">
            <text:p>56.1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8064" calcext:value-type="float">
            <text:p>56.1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8064" calcext:value-type="float">
            <text:p>56.1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0256" calcext:value-type="float">
            <text:p>56.1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0256" calcext:value-type="float">
            <text:p>56.1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2448" calcext:value-type="float">
            <text:p>56.1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988" calcext:value-type="float">
            <text:p>56.1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3888" calcext:value-type="float">
            <text:p>56.2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3512" calcext:value-type="float">
            <text:p>56.2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3408" calcext:value-type="float">
            <text:p>56.2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988" calcext:value-type="float">
            <text:p>56.1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988" calcext:value-type="float">
            <text:p>56.1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4264" calcext:value-type="float">
            <text:p>56.2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036" calcext:value-type="float">
            <text:p>56.2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9024" calcext:value-type="float">
            <text:p>56.1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1592" calcext:value-type="float">
            <text:p>56.1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2448" calcext:value-type="float">
            <text:p>56.1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892" calcext:value-type="float">
            <text:p>56.1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2824" calcext:value-type="float">
            <text:p>56.1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6728" calcext:value-type="float">
            <text:p>56.1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7584" calcext:value-type="float">
            <text:p>56.1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7584" calcext:value-type="float">
            <text:p>56.1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8816" calcext:value-type="float">
            <text:p>56.0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5288" calcext:value-type="float">
            <text:p>56.0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0904" calcext:value-type="float">
            <text:p>56.0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5664" calcext:value-type="float">
            <text:p>55.9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0904" calcext:value-type="float">
            <text:p>56.0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4432" calcext:value-type="float">
            <text:p>56.0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0528" calcext:value-type="float">
            <text:p>56.0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748" calcext:value-type="float">
            <text:p>56.0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796" calcext:value-type="float">
            <text:p>56.0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4056" calcext:value-type="float">
            <text:p>56.0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0904" calcext:value-type="float">
            <text:p>56.0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8232" calcext:value-type="float">
            <text:p>55.9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2512" calcext:value-type="float">
            <text:p>55.9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6896" calcext:value-type="float">
            <text:p>55.9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7752" calcext:value-type="float">
            <text:p>55.9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1176" calcext:value-type="float">
            <text:p>55.8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508" calcext:value-type="float">
            <text:p>55.8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6144" calcext:value-type="float">
            <text:p>56.0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9192" calcext:value-type="float">
            <text:p>56.0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8336" calcext:value-type="float">
            <text:p>56.0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6-11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8336" calcext:value-type="float">
            <text:p>56.0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8712" calcext:value-type="float">
            <text:p>55.9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7752" calcext:value-type="float">
            <text:p>55.9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8128" calcext:value-type="float">
            <text:p>55.8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8232" calcext:value-type="float">
            <text:p>55.9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2616" calcext:value-type="float">
            <text:p>55.9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3472" calcext:value-type="float">
            <text:p>55.9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9088" calcext:value-type="float">
            <text:p>55.9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2032" calcext:value-type="float">
            <text:p>55.8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2032" calcext:value-type="float">
            <text:p>55.8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8128" calcext:value-type="float">
            <text:p>55.8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3368" calcext:value-type="float">
            <text:p>55.9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08" calcext:value-type="float">
            <text:p>55.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2136" calcext:value-type="float">
            <text:p>55.9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5184" calcext:value-type="float">
            <text:p>55.9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8232" calcext:value-type="float">
            <text:p>55.9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9568" calcext:value-type="float">
            <text:p>55.9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8232" calcext:value-type="float">
            <text:p>55.9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604" calcext:value-type="float">
            <text:p>55.9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9464" calcext:value-type="float">
            <text:p>55.9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508" calcext:value-type="float">
            <text:p>55.8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5184" calcext:value-type="float">
            <text:p>55.9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8712" calcext:value-type="float">
            <text:p>55.9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2136" calcext:value-type="float">
            <text:p>55.9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6792" calcext:value-type="float">
            <text:p>55.8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1552" calcext:value-type="float">
            <text:p>55.8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3744" calcext:value-type="float">
            <text:p>55.8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6312" calcext:value-type="float">
            <text:p>55.8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8024" calcext:value-type="float">
            <text:p>55.8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5456" calcext:value-type="float">
            <text:p>55.8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1552" calcext:value-type="float">
            <text:p>55.8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1928" calcext:value-type="float">
            <text:p>55.8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6208" calcext:value-type="float">
            <text:p>55.7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5248" calcext:value-type="float">
            <text:p>55.7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8672" calcext:value-type="float">
            <text:p>55.6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3432" calcext:value-type="float">
            <text:p>55.6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5248" calcext:value-type="float">
            <text:p>55.7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4288" calcext:value-type="float">
            <text:p>55.6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5248" calcext:value-type="float">
            <text:p>55.7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4496" calcext:value-type="float">
            <text:p>55.7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9256" calcext:value-type="float">
            <text:p>55.7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6104" calcext:value-type="float">
            <text:p>55.6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2472" calcext:value-type="float">
            <text:p>55.5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0008" calcext:value-type="float">
            <text:p>55.6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7232" calcext:value-type="float">
            <text:p>55.5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7336" calcext:value-type="float">
            <text:p>55.6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2576" calcext:value-type="float">
            <text:p>55.6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076" calcext:value-type="float">
            <text:p>55.6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8672" calcext:value-type="float">
            <text:p>55.6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1824" calcext:value-type="float">
            <text:p>55.7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3056" calcext:value-type="float">
            <text:p>55.6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7336" calcext:value-type="float">
            <text:p>55.6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7336" calcext:value-type="float">
            <text:p>55.6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9152" calcext:value-type="float">
            <text:p>55.6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0008" calcext:value-type="float">
            <text:p>55.6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5792" calcext:value-type="float">
            <text:p>55.4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2472" calcext:value-type="float">
            <text:p>55.5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1992" calcext:value-type="float">
            <text:p>55.5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9424" calcext:value-type="float">
            <text:p>55.5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7816" calcext:value-type="float">
            <text:p>55.6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5248" calcext:value-type="float">
            <text:p>55.7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0008" calcext:value-type="float">
            <text:p>55.6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8192" calcext:value-type="float">
            <text:p>55.6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028" calcext:value-type="float">
            <text:p>55.5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7232" calcext:value-type="float">
            <text:p>55.5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7984" calcext:value-type="float">
            <text:p>55.4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3224" calcext:value-type="float">
            <text:p>55.5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9048" calcext:value-type="float">
            <text:p>55.6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9048" calcext:value-type="float">
            <text:p>55.6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2952" calcext:value-type="float">
            <text:p>55.6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4184" calcext:value-type="float">
            <text:p>55.5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1616" calcext:value-type="float">
            <text:p>55.6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3-04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028" calcext:value-type="float">
            <text:p>55.5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4016" calcext:value-type="float">
            <text:p>55.7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7544" calcext:value-type="float">
            <text:p>55.7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0864" calcext:value-type="float">
            <text:p>55.6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6584" calcext:value-type="float">
            <text:p>55.7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0864" calcext:value-type="float">
            <text:p>55.6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2576" calcext:value-type="float">
            <text:p>55.6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5144" calcext:value-type="float">
            <text:p>55.6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3912" calcext:value-type="float">
            <text:p>55.6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5936" calcext:value-type="float">
            <text:p>55.8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5936" calcext:value-type="float">
            <text:p>55.8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8024" calcext:value-type="float">
            <text:p>55.8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4496" calcext:value-type="float">
            <text:p>55.7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2304" calcext:value-type="float">
            <text:p>55.7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4976" calcext:value-type="float">
            <text:p>55.8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412" calcext:value-type="float">
            <text:p>55.8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5352" calcext:value-type="float">
            <text:p>55.7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412" calcext:value-type="float">
            <text:p>55.8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7648" calcext:value-type="float">
            <text:p>55.8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1928" calcext:value-type="float">
            <text:p>55.8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8504" calcext:value-type="float">
            <text:p>55.8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4496" calcext:value-type="float">
            <text:p>55.7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7168" calcext:value-type="float">
            <text:p>55.8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9464" calcext:value-type="float">
            <text:p>55.9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5832" calcext:value-type="float">
            <text:p>55.8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1448" calcext:value-type="float">
            <text:p>55.7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6312" calcext:value-type="float">
            <text:p>55.8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412" calcext:value-type="float">
            <text:p>55.8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2304" calcext:value-type="float">
            <text:p>55.7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1448" calcext:value-type="float">
            <text:p>55.7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0488" calcext:value-type="float">
            <text:p>55.7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7064" calcext:value-type="float">
            <text:p>55.7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6792" calcext:value-type="float">
            <text:p>55.8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6312" calcext:value-type="float">
            <text:p>55.8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1072" calcext:value-type="float">
            <text:p>55.8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2032" calcext:value-type="float">
            <text:p>55.8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7544" calcext:value-type="float">
            <text:p>55.7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46" calcext:value-type="float">
            <text:p>55.8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1176" calcext:value-type="float">
            <text:p>55.8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8984" calcext:value-type="float">
            <text:p>55.8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1552" calcext:value-type="float">
            <text:p>55.8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0488" calcext:value-type="float">
            <text:p>55.7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1448" calcext:value-type="float">
            <text:p>55.7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1072" calcext:value-type="float">
            <text:p>55.8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0696" calcext:value-type="float">
            <text:p>55.8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0592" calcext:value-type="float">
            <text:p>55.7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3536" calcext:value-type="float">
            <text:p>55.7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7064" calcext:value-type="float">
            <text:p>55.7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0112" calcext:value-type="float">
            <text:p>55.7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6688" calcext:value-type="float">
            <text:p>55.7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8024" calcext:value-type="float">
            <text:p>55.8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4496" calcext:value-type="float">
            <text:p>55.7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1448" calcext:value-type="float">
            <text:p>55.7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364" calcext:value-type="float">
            <text:p>55.7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6584" calcext:value-type="float">
            <text:p>55.7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3912" calcext:value-type="float">
            <text:p>55.6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7336" calcext:value-type="float">
            <text:p>55.6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3056" calcext:value-type="float">
            <text:p>55.6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9152" calcext:value-type="float">
            <text:p>55.6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4496" calcext:value-type="float">
            <text:p>55.7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2408" calcext:value-type="float">
            <text:p>55.8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508" calcext:value-type="float">
            <text:p>55.8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0696" calcext:value-type="float">
            <text:p>55.8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4328" calcext:value-type="float">
            <text:p>55.9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7376" calcext:value-type="float">
            <text:p>55.9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2032" calcext:value-type="float">
            <text:p>55.8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9944" calcext:value-type="float">
            <text:p>55.9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3264" calcext:value-type="float">
            <text:p>55.8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8984" calcext:value-type="float">
            <text:p>55.8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5184" calcext:value-type="float">
            <text:p>55.9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0048" calcext:value-type="float">
            <text:p>56.0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7376" calcext:value-type="float">
            <text:p>55.9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8128" calcext:value-type="float">
            <text:p>55.8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7648" calcext:value-type="float">
            <text:p>55.8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9736" calcext:value-type="float">
            <text:p>55.7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7544" calcext:value-type="float">
            <text:p>55.7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1552" calcext:value-type="float">
            <text:p>55.8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6896" calcext:value-type="float">
            <text:p>55.9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8712" calcext:value-type="float">
            <text:p>55.9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0696" calcext:value-type="float">
            <text:p>55.8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2-03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7376" calcext:value-type="float">
            <text:p>55.9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8712" calcext:value-type="float">
            <text:p>55.9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652" calcext:value-type="float">
            <text:p>55.9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8712" calcext:value-type="float">
            <text:p>55.9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6144" calcext:value-type="float">
            <text:p>56.0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6144" calcext:value-type="float">
            <text:p>56.0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8712" calcext:value-type="float">
            <text:p>55.9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0048" calcext:value-type="float">
            <text:p>56.0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0048" calcext:value-type="float">
            <text:p>56.0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2616" calcext:value-type="float">
            <text:p>55.9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8816" calcext:value-type="float">
            <text:p>56.0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0632" calcext:value-type="float">
            <text:p>56.1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224" calcext:value-type="float">
            <text:p>56.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2136" calcext:value-type="float">
            <text:p>55.9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8336" calcext:value-type="float">
            <text:p>56.0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0632" calcext:value-type="float">
            <text:p>56.1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6456" calcext:value-type="float">
            <text:p>56.2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1216" calcext:value-type="float">
            <text:p>56.2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7312" calcext:value-type="float">
            <text:p>56.2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656" calcext:value-type="float">
            <text:p>56.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4848" calcext:value-type="float">
            <text:p>56.3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9608" calcext:value-type="float">
            <text:p>56.2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6288" calcext:value-type="float">
            <text:p>56.4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6392" calcext:value-type="float">
            <text:p>56.4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5536" calcext:value-type="float">
            <text:p>56.4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2864" calcext:value-type="float">
            <text:p>56.4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228" calcext:value-type="float">
            <text:p>56.3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4472" calcext:value-type="float">
            <text:p>56.3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9064" calcext:value-type="float">
            <text:p>56.5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9544" calcext:value-type="float">
            <text:p>56.5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0296" calcext:value-type="float">
            <text:p>56.4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3344" calcext:value-type="float">
            <text:p>56.4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372" calcext:value-type="float">
            <text:p>56.4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5536" calcext:value-type="float">
            <text:p>56.4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5744" calcext:value-type="float">
            <text:p>56.6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852" calcext:value-type="float">
            <text:p>56.7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1088" calcext:value-type="float">
            <text:p>56.7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9272" calcext:value-type="float">
            <text:p>56.6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0608" calcext:value-type="float">
            <text:p>56.6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8312" calcext:value-type="float">
            <text:p>56.5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708" calcext:value-type="float">
            <text:p>56.6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9376" calcext:value-type="float">
            <text:p>56.7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6432" calcext:value-type="float">
            <text:p>56.7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6432" calcext:value-type="float">
            <text:p>56.7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1192" calcext:value-type="float">
            <text:p>56.7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7392" calcext:value-type="float">
            <text:p>56.8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2632" calcext:value-type="float">
            <text:p>56.8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3864" calcext:value-type="float">
            <text:p>56.8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6056" calcext:value-type="float">
            <text:p>56.8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1296" calcext:value-type="float">
            <text:p>56.8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2152" calcext:value-type="float">
            <text:p>56.8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996" calcext:value-type="float">
            <text:p>56.8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1296" calcext:value-type="float">
            <text:p>56.8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0064" calcext:value-type="float">
            <text:p>56.9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7496" calcext:value-type="float">
            <text:p>56.9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7496" calcext:value-type="float">
            <text:p>56.9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0648" calcext:value-type="float">
            <text:p>57.0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2736" calcext:value-type="float">
            <text:p>56.9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3488" calcext:value-type="float">
            <text:p>56.8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0064" calcext:value-type="float">
            <text:p>56.9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7768" calcext:value-type="float">
            <text:p>56.8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3488" calcext:value-type="float">
            <text:p>56.8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9208" calcext:value-type="float">
            <text:p>56.9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7496" calcext:value-type="float">
            <text:p>56.9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9688" calcext:value-type="float">
            <text:p>56.9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14" calcext:value-type="float">
            <text:p>56.9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1776" calcext:value-type="float">
            <text:p>56.8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3112" calcext:value-type="float">
            <text:p>56.9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5304" calcext:value-type="float">
            <text:p>56.9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4824" calcext:value-type="float">
            <text:p>56.8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7016" calcext:value-type="float">
            <text:p>56.8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4344" calcext:value-type="float">
            <text:p>56.8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9-17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8248" calcext:value-type="float">
            <text:p>56.8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2152" calcext:value-type="float">
            <text:p>56.8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9104" calcext:value-type="float">
            <text:p>56.8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8248" calcext:value-type="float">
            <text:p>56.8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1672" calcext:value-type="float">
            <text:p>56.8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1568" calcext:value-type="float">
            <text:p>56.7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5368" calcext:value-type="float">
            <text:p>56.6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184" calcext:value-type="float">
            <text:p>56.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0608" calcext:value-type="float">
            <text:p>56.6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2424" calcext:value-type="float">
            <text:p>56.7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8144" calcext:value-type="float">
            <text:p>56.7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9" calcext:value-type="float">
            <text:p>56.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5848" calcext:value-type="float">
            <text:p>56.6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184" calcext:value-type="float">
            <text:p>56.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136" calcext:value-type="float">
            <text:p>56.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7936" calcext:value-type="float">
            <text:p>56.6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3656" calcext:value-type="float">
            <text:p>56.6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4512" calcext:value-type="float">
            <text:p>56.6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5368" calcext:value-type="float">
            <text:p>56.6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2696" calcext:value-type="float">
            <text:p>56.6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612" calcext:value-type="float">
            <text:p>56.5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3824" calcext:value-type="float">
            <text:p>56.5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2008" calcext:value-type="float">
            <text:p>56.4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1152" calcext:value-type="float">
            <text:p>56.4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2008" calcext:value-type="float">
            <text:p>56.4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5432" calcext:value-type="float">
            <text:p>56.4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7144" calcext:value-type="float">
            <text:p>56.3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7144" calcext:value-type="float">
            <text:p>56.3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324" calcext:value-type="float">
            <text:p>56.4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324" calcext:value-type="float">
            <text:p>56.4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5808" calcext:value-type="float">
            <text:p>56.3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0088" calcext:value-type="float">
            <text:p>56.3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2656" calcext:value-type="float">
            <text:p>56.3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5704" calcext:value-type="float">
            <text:p>56.3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3888" calcext:value-type="float">
            <text:p>56.2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3408" calcext:value-type="float">
            <text:p>56.2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4744" calcext:value-type="float">
            <text:p>56.2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5224" calcext:value-type="float">
            <text:p>56.2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132" calcext:value-type="float">
            <text:p>56.2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9128" calcext:value-type="float">
            <text:p>56.2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8-07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132" calcext:value-type="float">
            <text:p>56.2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2176" calcext:value-type="float">
            <text:p>56.2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656" calcext:value-type="float">
            <text:p>56.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7416" calcext:value-type="float">
            <text:p>56.2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3992" calcext:value-type="float">
            <text:p>56.3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4952" calcext:value-type="float">
            <text:p>56.3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9816" calcext:value-type="float">
            <text:p>56.4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1528" calcext:value-type="float">
            <text:p>56.4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5432" calcext:value-type="float">
            <text:p>56.4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4848" calcext:value-type="float">
            <text:p>56.3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6456" calcext:value-type="float">
            <text:p>56.2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1592" calcext:value-type="float">
            <text:p>56.1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892" calcext:value-type="float">
            <text:p>56.1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4056" calcext:value-type="float">
            <text:p>56.0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3576" calcext:value-type="float">
            <text:p>56.0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8712" calcext:value-type="float">
            <text:p>55.9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604" calcext:value-type="float">
            <text:p>55.9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2136" calcext:value-type="float">
            <text:p>55.9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3952" calcext:value-type="float">
            <text:p>56.0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0048" calcext:value-type="float">
            <text:p>56.0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0048" calcext:value-type="float">
            <text:p>56.0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6144" calcext:value-type="float">
            <text:p>56.0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2616" calcext:value-type="float">
            <text:p>55.9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9464" calcext:value-type="float">
            <text:p>55.9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2888" calcext:value-type="float">
            <text:p>55.8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9464" calcext:value-type="float">
            <text:p>55.9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604" calcext:value-type="float">
            <text:p>55.9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2992" calcext:value-type="float">
            <text:p>55.9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8608" calcext:value-type="float">
            <text:p>55.9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0696" calcext:value-type="float">
            <text:p>55.8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4976" calcext:value-type="float">
            <text:p>55.8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6688" calcext:value-type="float">
            <text:p>55.7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5832" calcext:value-type="float">
            <text:p>55.8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5456" calcext:value-type="float">
            <text:p>55.8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1552" calcext:value-type="float">
            <text:p>55.8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508" calcext:value-type="float">
            <text:p>55.8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8984" calcext:value-type="float">
            <text:p>55.8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8504" calcext:value-type="float">
            <text:p>55.8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1656" calcext:value-type="float">
            <text:p>55.9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5664" calcext:value-type="float">
            <text:p>55.9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3848" calcext:value-type="float">
            <text:p>55.9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3744" calcext:value-type="float">
            <text:p>55.8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7752" calcext:value-type="float">
            <text:p>55.9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2512" calcext:value-type="float">
            <text:p>55.9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5456" calcext:value-type="float">
            <text:p>55.8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7168" calcext:value-type="float">
            <text:p>55.8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3744" calcext:value-type="float">
            <text:p>55.8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7648" calcext:value-type="float">
            <text:p>55.8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3848" calcext:value-type="float">
            <text:p>55.9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0904" calcext:value-type="float">
            <text:p>56.0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4328" calcext:value-type="float">
            <text:p>55.9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6-18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8504" calcext:value-type="float">
            <text:p>55.8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1552" calcext:value-type="float">
            <text:p>55.8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2888" calcext:value-type="float">
            <text:p>55.8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8984" calcext:value-type="float">
            <text:p>55.8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8232" calcext:value-type="float">
            <text:p>55.9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5664" calcext:value-type="float">
            <text:p>55.9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7752" calcext:value-type="float">
            <text:p>55.9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1176" calcext:value-type="float">
            <text:p>55.8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8608" calcext:value-type="float">
            <text:p>55.9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556" calcext:value-type="float">
            <text:p>55.9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4224" calcext:value-type="float">
            <text:p>55.8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8984" calcext:value-type="float">
            <text:p>55.8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0216" calcext:value-type="float">
            <text:p>55.8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5352" calcext:value-type="float">
            <text:p>55.7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0112" calcext:value-type="float">
            <text:p>55.7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0112" calcext:value-type="float">
            <text:p>55.7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8024" calcext:value-type="float">
            <text:p>55.8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6312" calcext:value-type="float">
            <text:p>55.8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6792" calcext:value-type="float">
            <text:p>55.8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8504" calcext:value-type="float">
            <text:p>55.8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1552" calcext:value-type="float">
            <text:p>55.8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412" calcext:value-type="float">
            <text:p>55.8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5832" calcext:value-type="float">
            <text:p>55.8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1928" calcext:value-type="float">
            <text:p>55.8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5936" calcext:value-type="float">
            <text:p>55.8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1552" calcext:value-type="float">
            <text:p>55.8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8984" calcext:value-type="float">
            <text:p>55.8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3264" calcext:value-type="float">
            <text:p>55.8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1448" calcext:value-type="float">
            <text:p>55.7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0216" calcext:value-type="float">
            <text:p>55.8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508" calcext:value-type="float">
            <text:p>55.8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6312" calcext:value-type="float">
            <text:p>55.8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5832" calcext:value-type="float">
            <text:p>55.8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364" calcext:value-type="float">
            <text:p>55.7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7544" calcext:value-type="float">
            <text:p>55.7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7064" calcext:value-type="float">
            <text:p>55.7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9632" calcext:value-type="float">
            <text:p>55.7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5248" calcext:value-type="float">
            <text:p>55.7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316" calcext:value-type="float">
            <text:p>55.7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0864" calcext:value-type="float">
            <text:p>55.6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2952" calcext:value-type="float">
            <text:p>55.6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4496" calcext:value-type="float">
            <text:p>55.7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9736" calcext:value-type="float">
            <text:p>55.7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4016" calcext:value-type="float">
            <text:p>55.7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4392" calcext:value-type="float">
            <text:p>55.7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2304" calcext:value-type="float">
            <text:p>55.7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4496" calcext:value-type="float">
            <text:p>55.7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6312" calcext:value-type="float">
            <text:p>55.8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0008" calcext:value-type="float">
            <text:p>55.6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4016" calcext:value-type="float">
            <text:p>55.7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364" calcext:value-type="float">
            <text:p>55.7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9256" calcext:value-type="float">
            <text:p>55.7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1824" calcext:value-type="float">
            <text:p>55.7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3432" calcext:value-type="float">
            <text:p>55.6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0488" calcext:value-type="float">
            <text:p>55.7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6104" calcext:value-type="float">
            <text:p>55.6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0488" calcext:value-type="float">
            <text:p>55.7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2096" calcext:value-type="float">
            <text:p>55.6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4288" calcext:value-type="float">
            <text:p>55.6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4872" calcext:value-type="float">
            <text:p>55.7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7064" calcext:value-type="float">
            <text:p>55.7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8672" calcext:value-type="float">
            <text:p>55.6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8568" calcext:value-type="float">
            <text:p>55.5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5144" calcext:value-type="float">
            <text:p>55.6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7816" calcext:value-type="float">
            <text:p>55.6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6104" calcext:value-type="float">
            <text:p>55.6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5248" calcext:value-type="float">
            <text:p>55.7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1824" calcext:value-type="float">
            <text:p>55.7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8296" calcext:value-type="float">
            <text:p>55.7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9424" calcext:value-type="float">
            <text:p>55.5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8568" calcext:value-type="float">
            <text:p>55.5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412" calcext:value-type="float">
            <text:p>55.8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1928" calcext:value-type="float">
            <text:p>55.8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9736" calcext:value-type="float">
            <text:p>55.7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7064" calcext:value-type="float">
            <text:p>55.7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8776" calcext:value-type="float">
            <text:p>55.7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1824" calcext:value-type="float">
            <text:p>55.7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8296" calcext:value-type="float">
            <text:p>55.7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3-15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6688" calcext:value-type="float">
            <text:p>55.7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4016" calcext:value-type="float">
            <text:p>55.7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5248" calcext:value-type="float">
            <text:p>55.7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3912" calcext:value-type="float">
            <text:p>55.6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316" calcext:value-type="float">
            <text:p>55.7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1448" calcext:value-type="float">
            <text:p>55.7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0592" calcext:value-type="float">
            <text:p>55.7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0112" calcext:value-type="float">
            <text:p>55.7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4872" calcext:value-type="float">
            <text:p>55.7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2096" calcext:value-type="float">
            <text:p>55.6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5248" calcext:value-type="float">
            <text:p>55.7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4392" calcext:value-type="float">
            <text:p>55.7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1824" calcext:value-type="float">
            <text:p>55.7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9632" calcext:value-type="float">
            <text:p>55.7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1992" calcext:value-type="float">
            <text:p>55.5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028" calcext:value-type="float">
            <text:p>55.5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7336" calcext:value-type="float">
            <text:p>55.6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8296" calcext:value-type="float">
            <text:p>55.7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5248" calcext:value-type="float">
            <text:p>55.7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6104" calcext:value-type="float">
            <text:p>55.6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5248" calcext:value-type="float">
            <text:p>55.7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5248" calcext:value-type="float">
            <text:p>55.7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4392" calcext:value-type="float">
            <text:p>55.7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8296" calcext:value-type="float">
            <text:p>55.7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0112" calcext:value-type="float">
            <text:p>55.7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412" calcext:value-type="float">
            <text:p>55.8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364" calcext:value-type="float">
            <text:p>55.7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4016" calcext:value-type="float">
            <text:p>55.7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6584" calcext:value-type="float">
            <text:p>55.7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0008" calcext:value-type="float">
            <text:p>55.6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8776" calcext:value-type="float">
            <text:p>55.7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4016" calcext:value-type="float">
            <text:p>55.7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0008" calcext:value-type="float">
            <text:p>55.6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6104" calcext:value-type="float">
            <text:p>55.6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5728" calcext:value-type="float">
            <text:p>55.7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0112" calcext:value-type="float">
            <text:p>55.7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2304" calcext:value-type="float">
            <text:p>55.7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7544" calcext:value-type="float">
            <text:p>55.7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1928" calcext:value-type="float">
            <text:p>55.8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5352" calcext:value-type="float">
            <text:p>55.7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5352" calcext:value-type="float">
            <text:p>55.7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6208" calcext:value-type="float">
            <text:p>55.7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7168" calcext:value-type="float">
            <text:p>55.8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46" calcext:value-type="float">
            <text:p>55.8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2784" calcext:value-type="float">
            <text:p>55.8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0592" calcext:value-type="float">
            <text:p>55.7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0592" calcext:value-type="float">
            <text:p>55.7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1928" calcext:value-type="float">
            <text:p>55.8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8608" calcext:value-type="float">
            <text:p>55.9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4224" calcext:value-type="float">
            <text:p>55.8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7168" calcext:value-type="float">
            <text:p>55.8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0112" calcext:value-type="float">
            <text:p>55.7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9256" calcext:value-type="float">
            <text:p>55.7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8024" calcext:value-type="float">
            <text:p>55.8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4976" calcext:value-type="float">
            <text:p>55.8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316" calcext:value-type="float">
            <text:p>55.7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9256" calcext:value-type="float">
            <text:p>55.7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7064" calcext:value-type="float">
            <text:p>55.7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0216" calcext:value-type="float">
            <text:p>55.8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0696" calcext:value-type="float">
            <text:p>55.8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1928" calcext:value-type="float">
            <text:p>55.8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0592" calcext:value-type="float">
            <text:p>55.7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1552" calcext:value-type="float">
            <text:p>55.8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5832" calcext:value-type="float">
            <text:p>55.8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8504" calcext:value-type="float">
            <text:p>55.8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6792" calcext:value-type="float">
            <text:p>55.8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9944" calcext:value-type="float">
            <text:p>55.9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3952" calcext:value-type="float">
            <text:p>56.0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224" calcext:value-type="float">
            <text:p>56.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9672" calcext:value-type="float">
            <text:p>56.0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9192" calcext:value-type="float">
            <text:p>56.0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8232" calcext:value-type="float">
            <text:p>55.9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9568" calcext:value-type="float">
            <text:p>55.9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2992" calcext:value-type="float">
            <text:p>55.9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5664" calcext:value-type="float">
            <text:p>55.9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9296" calcext:value-type="float">
            <text:p>56.0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1488" calcext:value-type="float">
            <text:p>56.1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8816" calcext:value-type="float">
            <text:p>56.0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0904" calcext:value-type="float">
            <text:p>56.0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8336" calcext:value-type="float">
            <text:p>56.0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3472" calcext:value-type="float">
            <text:p>55.9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6896" calcext:value-type="float">
            <text:p>55.9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2136" calcext:value-type="float">
            <text:p>55.9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2-06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4808" calcext:value-type="float">
            <text:p>55.9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748" calcext:value-type="float">
            <text:p>56.0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9568" calcext:value-type="float">
            <text:p>55.9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652" calcext:value-type="float">
            <text:p>55.9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4432" calcext:value-type="float">
            <text:p>56.0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6624" calcext:value-type="float">
            <text:p>56.0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7856" calcext:value-type="float">
            <text:p>55.9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1864" calcext:value-type="float">
            <text:p>56.0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5768" calcext:value-type="float">
            <text:p>56.0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988" calcext:value-type="float">
            <text:p>56.1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8752" calcext:value-type="float">
            <text:p>56.3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2176" calcext:value-type="float">
            <text:p>56.2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9504" calcext:value-type="float">
            <text:p>56.2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8272" calcext:value-type="float">
            <text:p>56.2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2656" calcext:value-type="float">
            <text:p>56.3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2656" calcext:value-type="float">
            <text:p>56.3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0944" calcext:value-type="float">
            <text:p>56.3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0088" calcext:value-type="float">
            <text:p>56.3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9984" calcext:value-type="float">
            <text:p>56.2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7896" calcext:value-type="float">
            <text:p>56.3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8752" calcext:value-type="float">
            <text:p>56.3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4952" calcext:value-type="float">
            <text:p>56.3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1424" calcext:value-type="float">
            <text:p>56.3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2384" calcext:value-type="float">
            <text:p>56.4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0672" calcext:value-type="float">
            <text:p>56.4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4952" calcext:value-type="float">
            <text:p>56.3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3992" calcext:value-type="float">
            <text:p>56.3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0088" calcext:value-type="float">
            <text:p>56.3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4368" calcext:value-type="float">
            <text:p>56.2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1528" calcext:value-type="float">
            <text:p>56.4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3616" calcext:value-type="float">
            <text:p>56.3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8856" calcext:value-type="float">
            <text:p>56.3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5432" calcext:value-type="float">
            <text:p>56.4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0672" calcext:value-type="float">
            <text:p>56.4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2864" calcext:value-type="float">
            <text:p>56.4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2968" calcext:value-type="float">
            <text:p>56.5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8688" calcext:value-type="float">
            <text:p>56.5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2112" calcext:value-type="float">
            <text:p>56.5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42" calcext:value-type="float">
            <text:p>56.4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8584" calcext:value-type="float">
            <text:p>56.4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2968" calcext:value-type="float">
            <text:p>56.5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7832" calcext:value-type="float">
            <text:p>56.5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6496" calcext:value-type="float">
            <text:p>56.5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2592" calcext:value-type="float">
            <text:p>56.5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3072" calcext:value-type="float">
            <text:p>56.5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8312" calcext:value-type="float">
            <text:p>56.5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4512" calcext:value-type="float">
            <text:p>56.6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7664" calcext:value-type="float">
            <text:p>56.7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7768" calcext:value-type="float">
            <text:p>56.8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9104" calcext:value-type="float">
            <text:p>56.8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6432" calcext:value-type="float">
            <text:p>56.7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3864" calcext:value-type="float">
            <text:p>56.8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1672" calcext:value-type="float">
            <text:p>56.8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7768" calcext:value-type="float">
            <text:p>56.8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7392" calcext:value-type="float">
            <text:p>56.8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616" calcext:value-type="float">
            <text:p>56.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0648" calcext:value-type="float">
            <text:p>57.0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0648" calcext:value-type="float">
            <text:p>57.0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0648" calcext:value-type="float">
            <text:p>57.0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4552" calcext:value-type="float">
            <text:p>56.9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236" calcext:value-type="float">
            <text:p>56.9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6744" calcext:value-type="float">
            <text:p>57.0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9792" calcext:value-type="float">
            <text:p>57.0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8456" calcext:value-type="float">
            <text:p>56.9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0168" calcext:value-type="float">
            <text:p>56.9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808" calcext:value-type="float">
            <text:p>57.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5992" calcext:value-type="float">
            <text:p>57.0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0856" calcext:value-type="float">
            <text:p>57.1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9624" calcext:value-type="float">
            <text:p>57.1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1544" calcext:value-type="float">
            <text:p>57.3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2504" calcext:value-type="float">
            <text:p>57.3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1168" calcext:value-type="float">
            <text:p>57.3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9832" calcext:value-type="float">
            <text:p>57.3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86" calcext:value-type="float">
            <text:p>57.3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7848" calcext:value-type="float">
            <text:p>57.4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052" calcext:value-type="float">
            <text:p>57.5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1856" calcext:value-type="float">
            <text:p>57.5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4048" calcext:value-type="float">
            <text:p>57.5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2336" calcext:value-type="float">
            <text:p>57.5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9-12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5008" calcext:value-type="float">
            <text:p>57.5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672" calcext:value-type="float">
            <text:p>57.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3296" calcext:value-type="float">
            <text:p>57.6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3776" calcext:value-type="float">
            <text:p>57.6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2064" calcext:value-type="float">
            <text:p>57.6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292" calcext:value-type="float">
            <text:p>57.6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8536" calcext:value-type="float">
            <text:p>57.6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2816" calcext:value-type="float">
            <text:p>57.5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052" calcext:value-type="float">
            <text:p>57.5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004" calcext:value-type="float">
            <text:p>57.4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6992" calcext:value-type="float">
            <text:p>57.4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2232" calcext:value-type="float">
            <text:p>57.4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2232" calcext:value-type="float">
            <text:p>57.4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5656" calcext:value-type="float">
            <text:p>57.4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5176" calcext:value-type="float">
            <text:p>57.4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0312" calcext:value-type="float">
            <text:p>57.3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5656" calcext:value-type="float">
            <text:p>57.4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6992" calcext:value-type="float">
            <text:p>57.4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9456" calcext:value-type="float">
            <text:p>57.3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4488" calcext:value-type="float">
            <text:p>57.2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8288" calcext:value-type="float">
            <text:p>57.1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7808" calcext:value-type="float">
            <text:p>57.1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8184" calcext:value-type="float">
            <text:p>57.0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1232" calcext:value-type="float">
            <text:p>57.1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2088" calcext:value-type="float">
            <text:p>57.0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38" calcext:value-type="float">
            <text:p>57.0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2568" calcext:value-type="float">
            <text:p>57.1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428" calcext:value-type="float">
            <text:p>57.1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7808" calcext:value-type="float">
            <text:p>57.1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6096" calcext:value-type="float">
            <text:p>57.1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0856" calcext:value-type="float">
            <text:p>57.1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3048" calcext:value-type="float">
            <text:p>57.1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6576" calcext:value-type="float">
            <text:p>57.1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1544" calcext:value-type="float">
            <text:p>57.3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6888" calcext:value-type="float">
            <text:p>57.3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1272" calcext:value-type="float">
            <text:p>57.4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6032" calcext:value-type="float">
            <text:p>57.4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9832" calcext:value-type="float">
            <text:p>57.3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2296" calcext:value-type="float">
            <text:p>57.2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6952" calcext:value-type="float">
            <text:p>57.1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428" calcext:value-type="float">
            <text:p>57.1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3424" calcext:value-type="float">
            <text:p>57.1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8288" calcext:value-type="float">
            <text:p>57.1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3152" calcext:value-type="float">
            <text:p>57.2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2672" calcext:value-type="float">
            <text:p>57.1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8288" calcext:value-type="float">
            <text:p>57.1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0856" calcext:value-type="float">
            <text:p>57.1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3904" calcext:value-type="float">
            <text:p>57.1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8664" calcext:value-type="float">
            <text:p>57.1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428" calcext:value-type="float">
            <text:p>57.1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904" calcext:value-type="float">
            <text:p>57.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7224" calcext:value-type="float">
            <text:p>57.0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7976" calcext:value-type="float">
            <text:p>56.9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092" calcext:value-type="float">
            <text:p>56.8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7392" calcext:value-type="float">
            <text:p>56.8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3488" calcext:value-type="float">
            <text:p>56.8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7016" calcext:value-type="float">
            <text:p>56.8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3968" calcext:value-type="float">
            <text:p>56.8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7872" calcext:value-type="float">
            <text:p>56.8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0064" calcext:value-type="float">
            <text:p>56.9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092" calcext:value-type="float">
            <text:p>56.8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9104" calcext:value-type="float">
            <text:p>56.8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0064" calcext:value-type="float">
            <text:p>56.9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5304" calcext:value-type="float">
            <text:p>56.9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8728" calcext:value-type="float">
            <text:p>56.8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996" calcext:value-type="float">
            <text:p>56.8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2048" calcext:value-type="float">
            <text:p>56.7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9376" calcext:value-type="float">
            <text:p>56.7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3656" calcext:value-type="float">
            <text:p>56.6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5368" calcext:value-type="float">
            <text:p>56.6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6704" calcext:value-type="float">
            <text:p>56.6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8896" calcext:value-type="float">
            <text:p>56.6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756" calcext:value-type="float">
            <text:p>56.6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4512" calcext:value-type="float">
            <text:p>56.6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4616" calcext:value-type="float">
            <text:p>56.7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3384" calcext:value-type="float">
            <text:p>56.7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996" calcext:value-type="float">
            <text:p>56.8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2152" calcext:value-type="float">
            <text:p>56.8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0816" calcext:value-type="float">
            <text:p>56.8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6432" calcext:value-type="float">
            <text:p>56.7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9" calcext:value-type="float">
            <text:p>56.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1568" calcext:value-type="float">
            <text:p>56.7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9376" calcext:value-type="float">
            <text:p>56.7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4992" calcext:value-type="float">
            <text:p>56.7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0504" calcext:value-type="float">
            <text:p>56.6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5056" calcext:value-type="float">
            <text:p>56.4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0088" calcext:value-type="float">
            <text:p>56.3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6-13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9128" calcext:value-type="float">
            <text:p>56.2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2176" calcext:value-type="float">
            <text:p>56.2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6936" calcext:value-type="float">
            <text:p>56.2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3888" calcext:value-type="float">
            <text:p>56.2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6832" calcext:value-type="float">
            <text:p>56.1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1112" calcext:value-type="float">
            <text:p>56.1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6248" calcext:value-type="float">
            <text:p>56.0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4432" calcext:value-type="float">
            <text:p>56.0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3952" calcext:value-type="float">
            <text:p>56.0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652" calcext:value-type="float">
            <text:p>55.9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604" calcext:value-type="float">
            <text:p>55.9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7752" calcext:value-type="float">
            <text:p>55.9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3368" calcext:value-type="float">
            <text:p>55.9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46" calcext:value-type="float">
            <text:p>55.8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2784" calcext:value-type="float">
            <text:p>55.8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316" calcext:value-type="float">
            <text:p>55.7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0112" calcext:value-type="float">
            <text:p>55.7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2304" calcext:value-type="float">
            <text:p>55.7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6208" calcext:value-type="float">
            <text:p>55.7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6584" calcext:value-type="float">
            <text:p>55.7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0864" calcext:value-type="float">
            <text:p>55.6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7336" calcext:value-type="float">
            <text:p>55.6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2472" calcext:value-type="float">
            <text:p>55.5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8568" calcext:value-type="float">
            <text:p>55.5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9048" calcext:value-type="float">
            <text:p>55.6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8568" calcext:value-type="float">
            <text:p>55.5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0176" calcext:value-type="float">
            <text:p>55.5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884" calcext:value-type="float">
            <text:p>55.4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4456" calcext:value-type="float">
            <text:p>55.4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1512" calcext:value-type="float">
            <text:p>55.5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1992" calcext:value-type="float">
            <text:p>55.5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6752" calcext:value-type="float">
            <text:p>55.5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7608" calcext:value-type="float">
            <text:p>55.5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5896" calcext:value-type="float">
            <text:p>55.5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5896" calcext:value-type="float">
            <text:p>55.5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3704" calcext:value-type="float">
            <text:p>55.5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4184" calcext:value-type="float">
            <text:p>55.5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028" calcext:value-type="float">
            <text:p>55.5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0656" calcext:value-type="float">
            <text:p>55.5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9696" calcext:value-type="float">
            <text:p>55.4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2264" calcext:value-type="float">
            <text:p>55.4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1888" calcext:value-type="float">
            <text:p>55.4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3224" calcext:value-type="float">
            <text:p>55.5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7608" calcext:value-type="float">
            <text:p>55.5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0176" calcext:value-type="float">
            <text:p>55.5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2368" calcext:value-type="float">
            <text:p>55.5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2744" calcext:value-type="float">
            <text:p>55.4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7504" calcext:value-type="float">
            <text:p>55.4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0552" calcext:value-type="float">
            <text:p>55.4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6648" calcext:value-type="float">
            <text:p>55.4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6168" calcext:value-type="float">
            <text:p>55.4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836" calcext:value-type="float">
            <text:p>55.4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1888" calcext:value-type="float">
            <text:p>55.4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4456" calcext:value-type="float">
            <text:p>55.4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1888" calcext:value-type="float">
            <text:p>55.4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932" calcext:value-type="float">
            <text:p>55.5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7608" calcext:value-type="float">
            <text:p>55.5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2848" calcext:value-type="float">
            <text:p>55.5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2472" calcext:value-type="float">
            <text:p>55.5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2848" calcext:value-type="float">
            <text:p>55.5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74" calcext:value-type="float">
            <text:p>55.3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0824" calcext:value-type="float">
            <text:p>55.3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4352" calcext:value-type="float">
            <text:p>55.3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8256" calcext:value-type="float">
            <text:p>55.3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0928" calcext:value-type="float">
            <text:p>55.4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692" calcext:value-type="float">
            <text:p>55.3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932" calcext:value-type="float">
            <text:p>55.5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028" calcext:value-type="float">
            <text:p>55.5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1512" calcext:value-type="float">
            <text:p>55.5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5792" calcext:value-type="float">
            <text:p>55.4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1512" calcext:value-type="float">
            <text:p>55.5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7608" calcext:value-type="float">
            <text:p>55.5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9696" calcext:value-type="float">
            <text:p>55.4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0552" calcext:value-type="float">
            <text:p>55.4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9216" calcext:value-type="float">
            <text:p>55.4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7128" calcext:value-type="float">
            <text:p>55.5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884" calcext:value-type="float">
            <text:p>55.4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4832" calcext:value-type="float">
            <text:p>55.4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4456" calcext:value-type="float">
            <text:p>55.4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7608" calcext:value-type="float">
            <text:p>55.5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3-1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6752" calcext:value-type="float">
            <text:p>55.5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836" calcext:value-type="float">
            <text:p>55.4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2744" calcext:value-type="float">
            <text:p>55.4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1512" calcext:value-type="float">
            <text:p>55.5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0656" calcext:value-type="float">
            <text:p>55.5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1992" calcext:value-type="float">
            <text:p>55.5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5896" calcext:value-type="float">
            <text:p>55.5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6648" calcext:value-type="float">
            <text:p>55.4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5792" calcext:value-type="float">
            <text:p>55.4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2264" calcext:value-type="float">
            <text:p>55.4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74" calcext:value-type="float">
            <text:p>55.3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5208" calcext:value-type="float">
            <text:p>55.3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8256" calcext:value-type="float">
            <text:p>55.3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9864" calcext:value-type="float">
            <text:p>55.2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6544" calcext:value-type="float">
            <text:p>55.4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6648" calcext:value-type="float">
            <text:p>55.4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028" calcext:value-type="float">
            <text:p>55.5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0552" calcext:value-type="float">
            <text:p>55.4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74" calcext:value-type="float">
            <text:p>55.3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0448" calcext:value-type="float">
            <text:p>55.4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74" calcext:value-type="float">
            <text:p>55.3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0072" calcext:value-type="float">
            <text:p>55.4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4936" calcext:value-type="float">
            <text:p>55.4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6752" calcext:value-type="float">
            <text:p>55.5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3704" calcext:value-type="float">
            <text:p>55.5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7776" calcext:value-type="float">
            <text:p>55.3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5312" calcext:value-type="float">
            <text:p>55.4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7984" calcext:value-type="float">
            <text:p>55.4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7232" calcext:value-type="float">
            <text:p>55.5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9048" calcext:value-type="float">
            <text:p>55.6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2368" calcext:value-type="float">
            <text:p>55.5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1888" calcext:value-type="float">
            <text:p>55.4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2264" calcext:value-type="float">
            <text:p>55.4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7128" calcext:value-type="float">
            <text:p>55.5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7128" calcext:value-type="float">
            <text:p>55.5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0384" calcext:value-type="float">
            <text:p>55.6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9424" calcext:value-type="float">
            <text:p>55.5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98" calcext:value-type="float">
            <text:p>55.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4664" calcext:value-type="float">
            <text:p>55.6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1888" calcext:value-type="float">
            <text:p>55.4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6752" calcext:value-type="float">
            <text:p>55.5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3224" calcext:value-type="float">
            <text:p>55.5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0656" calcext:value-type="float">
            <text:p>55.5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1512" calcext:value-type="float">
            <text:p>55.5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7608" calcext:value-type="float">
            <text:p>55.5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6376" calcext:value-type="float">
            <text:p>55.5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5792" calcext:value-type="float">
            <text:p>55.4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0448" calcext:value-type="float">
            <text:p>55.4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884" calcext:value-type="float">
            <text:p>55.4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7232" calcext:value-type="float">
            <text:p>55.5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1032" calcext:value-type="float">
            <text:p>55.5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7128" calcext:value-type="float">
            <text:p>55.5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4184" calcext:value-type="float">
            <text:p>55.5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9048" calcext:value-type="float">
            <text:p>55.6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028" calcext:value-type="float">
            <text:p>55.5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264" calcext:value-type="float">
            <text:p>55.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0448" calcext:value-type="float">
            <text:p>55.4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0176" calcext:value-type="float">
            <text:p>55.5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4936" calcext:value-type="float">
            <text:p>55.4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5416" calcext:value-type="float">
            <text:p>55.5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0448" calcext:value-type="float">
            <text:p>55.4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9696" calcext:value-type="float">
            <text:p>55.4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8568" calcext:value-type="float">
            <text:p>55.5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9048" calcext:value-type="float">
            <text:p>55.6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5144" calcext:value-type="float">
            <text:p>55.6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8672" calcext:value-type="float">
            <text:p>55.6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7816" calcext:value-type="float">
            <text:p>55.6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7712" calcext:value-type="float">
            <text:p>55.6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0656" calcext:value-type="float">
            <text:p>55.5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7128" calcext:value-type="float">
            <text:p>55.5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98" calcext:value-type="float">
            <text:p>55.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1616" calcext:value-type="float">
            <text:p>55.6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2576" calcext:value-type="float">
            <text:p>55.6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6104" calcext:value-type="float">
            <text:p>55.6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6584" calcext:value-type="float">
            <text:p>55.7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2-08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316" calcext:value-type="float">
            <text:p>55.7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7064" calcext:value-type="float">
            <text:p>55.7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6104" calcext:value-type="float">
            <text:p>55.6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2576" calcext:value-type="float">
            <text:p>55.6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5832" calcext:value-type="float">
            <text:p>55.8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8672" calcext:value-type="float">
            <text:p>55.6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8776" calcext:value-type="float">
            <text:p>55.7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0488" calcext:value-type="float">
            <text:p>55.7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3912" calcext:value-type="float">
            <text:p>55.6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9632" calcext:value-type="float">
            <text:p>55.7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46" calcext:value-type="float">
            <text:p>55.8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5936" calcext:value-type="float">
            <text:p>55.8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556" calcext:value-type="float">
            <text:p>55.9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3848" calcext:value-type="float">
            <text:p>55.9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7376" calcext:value-type="float">
            <text:p>55.9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3952" calcext:value-type="float">
            <text:p>56.0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748" calcext:value-type="float">
            <text:p>56.0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0528" calcext:value-type="float">
            <text:p>56.0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0152" calcext:value-type="float">
            <text:p>56.0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4536" calcext:value-type="float">
            <text:p>56.1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5872" calcext:value-type="float">
            <text:p>56.1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1592" calcext:value-type="float">
            <text:p>56.1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8544" calcext:value-type="float">
            <text:p>56.1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5392" calcext:value-type="float">
            <text:p>56.0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1968" calcext:value-type="float">
            <text:p>56.1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036" calcext:value-type="float">
            <text:p>56.2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08" calcext:value-type="float">
            <text:p>56.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9296" calcext:value-type="float">
            <text:p>56.0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2928" calcext:value-type="float">
            <text:p>56.1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2928" calcext:value-type="float">
            <text:p>56.1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6456" calcext:value-type="float">
            <text:p>56.2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3408" calcext:value-type="float">
            <text:p>56.2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512" calcext:value-type="float">
            <text:p>56.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7792" calcext:value-type="float">
            <text:p>56.2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18" calcext:value-type="float">
            <text:p>56.3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8376" calcext:value-type="float">
            <text:p>56.3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5328" calcext:value-type="float">
            <text:p>56.3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0944" calcext:value-type="float">
            <text:p>56.3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4368" calcext:value-type="float">
            <text:p>56.2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08" calcext:value-type="float">
            <text:p>56.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2176" calcext:value-type="float">
            <text:p>56.2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2656" calcext:value-type="float">
            <text:p>56.3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3136" calcext:value-type="float">
            <text:p>56.3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4952" calcext:value-type="float">
            <text:p>56.3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468" calcext:value-type="float">
            <text:p>56.4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0024" calcext:value-type="float">
            <text:p>56.5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088" calcext:value-type="float">
            <text:p>56.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4784" calcext:value-type="float">
            <text:p>56.5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2592" calcext:value-type="float">
            <text:p>56.5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1256" calcext:value-type="float">
            <text:p>56.5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7832" calcext:value-type="float">
            <text:p>56.5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6496" calcext:value-type="float">
            <text:p>56.5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6496" calcext:value-type="float">
            <text:p>56.5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7456" calcext:value-type="float">
            <text:p>56.6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5744" calcext:value-type="float">
            <text:p>56.6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5848" calcext:value-type="float">
            <text:p>56.6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1568" calcext:value-type="float">
            <text:p>56.7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6224" calcext:value-type="float">
            <text:p>56.6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8312" calcext:value-type="float">
            <text:p>56.5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136" calcext:value-type="float">
            <text:p>56.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5744" calcext:value-type="float">
            <text:p>56.6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4032" calcext:value-type="float">
            <text:p>56.6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184" calcext:value-type="float">
            <text:p>56.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4032" calcext:value-type="float">
            <text:p>56.6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3656" calcext:value-type="float">
            <text:p>56.6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1944" calcext:value-type="float">
            <text:p>56.7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7936" calcext:value-type="float">
            <text:p>56.6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3072" calcext:value-type="float">
            <text:p>56.5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612" calcext:value-type="float">
            <text:p>56.5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2216" calcext:value-type="float">
            <text:p>56.5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5368" calcext:value-type="float">
            <text:p>56.6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328" calcext:value-type="float">
            <text:p>56.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9-21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756" calcext:value-type="float">
            <text:p>56.6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4408" calcext:value-type="float">
            <text:p>56.6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708" calcext:value-type="float">
            <text:p>56.6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708" calcext:value-type="float">
            <text:p>56.6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708" calcext:value-type="float">
            <text:p>56.6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4512" calcext:value-type="float">
            <text:p>56.6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1464" calcext:value-type="float">
            <text:p>56.6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0128" calcext:value-type="float">
            <text:p>56.6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136" calcext:value-type="float">
            <text:p>56.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9-1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4408" calcext:value-type="float">
            <text:p>56.6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136" calcext:value-type="float">
            <text:p>56.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4512" calcext:value-type="float">
            <text:p>56.6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4992" calcext:value-type="float">
            <text:p>56.7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0128" calcext:value-type="float">
            <text:p>56.6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7456" calcext:value-type="float">
            <text:p>56.6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4888" calcext:value-type="float">
            <text:p>56.6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2216" calcext:value-type="float">
            <text:p>56.5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3928" calcext:value-type="float">
            <text:p>56.5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5264" calcext:value-type="float">
            <text:p>56.5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8312" calcext:value-type="float">
            <text:p>56.5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516" calcext:value-type="float">
            <text:p>56.5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7728" calcext:value-type="float">
            <text:p>56.4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468" calcext:value-type="float">
            <text:p>56.4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6768" calcext:value-type="float">
            <text:p>56.4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2864" calcext:value-type="float">
            <text:p>56.4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2112" calcext:value-type="float">
            <text:p>56.5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3072" calcext:value-type="float">
            <text:p>56.5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088" calcext:value-type="float">
            <text:p>56.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4304" calcext:value-type="float">
            <text:p>56.5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6872" calcext:value-type="float">
            <text:p>56.5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516" calcext:value-type="float">
            <text:p>56.5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612" calcext:value-type="float">
            <text:p>56.5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9168" calcext:value-type="float">
            <text:p>56.5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8688" calcext:value-type="float">
            <text:p>56.5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4784" calcext:value-type="float">
            <text:p>56.5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9168" calcext:value-type="float">
            <text:p>56.5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2592" calcext:value-type="float">
            <text:p>56.5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6016" calcext:value-type="float">
            <text:p>56.5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6016" calcext:value-type="float">
            <text:p>56.5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6872" calcext:value-type="float">
            <text:p>56.5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2112" calcext:value-type="float">
            <text:p>56.5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9064" calcext:value-type="float">
            <text:p>56.5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1152" calcext:value-type="float">
            <text:p>56.4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2384" calcext:value-type="float">
            <text:p>56.4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324" calcext:value-type="float">
            <text:p>56.4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468" calcext:value-type="float">
            <text:p>56.4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6016" calcext:value-type="float">
            <text:p>56.5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2112" calcext:value-type="float">
            <text:p>56.5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9816" calcext:value-type="float">
            <text:p>56.4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7144" calcext:value-type="float">
            <text:p>56.3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0192" calcext:value-type="float">
            <text:p>56.4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1528" calcext:value-type="float">
            <text:p>56.4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468" calcext:value-type="float">
            <text:p>56.4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9064" calcext:value-type="float">
            <text:p>56.5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9064" calcext:value-type="float">
            <text:p>56.5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516" calcext:value-type="float">
            <text:p>56.5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0024" calcext:value-type="float">
            <text:p>56.5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1088" calcext:value-type="float">
            <text:p>56.7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0232" calcext:value-type="float">
            <text:p>56.7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8896" calcext:value-type="float">
            <text:p>56.6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4032" calcext:value-type="float">
            <text:p>56.6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0024" calcext:value-type="float">
            <text:p>56.5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2592" calcext:value-type="float">
            <text:p>56.5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9168" calcext:value-type="float">
            <text:p>56.5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5744" calcext:value-type="float">
            <text:p>56.6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6224" calcext:value-type="float">
            <text:p>56.6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184" calcext:value-type="float">
            <text:p>56.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3928" calcext:value-type="float">
            <text:p>56.5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6872" calcext:value-type="float">
            <text:p>56.5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5912" calcext:value-type="float">
            <text:p>56.4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7624" calcext:value-type="float">
            <text:p>56.4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5536" calcext:value-type="float">
            <text:p>56.4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4576" calcext:value-type="float">
            <text:p>56.4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5912" calcext:value-type="float">
            <text:p>56.4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3824" calcext:value-type="float">
            <text:p>56.5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612" calcext:value-type="float">
            <text:p>56.5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3072" calcext:value-type="float">
            <text:p>56.5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7-01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2488" calcext:value-type="float">
            <text:p>56.4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2488" calcext:value-type="float">
            <text:p>56.4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0568" calcext:value-type="float">
            <text:p>56.3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7896" calcext:value-type="float">
            <text:p>56.3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0464" calcext:value-type="float">
            <text:p>56.2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2656" calcext:value-type="float">
            <text:p>56.3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7416" calcext:value-type="float">
            <text:p>56.2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8168" calcext:value-type="float">
            <text:p>56.2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8064" calcext:value-type="float">
            <text:p>56.1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4912" calcext:value-type="float">
            <text:p>56.0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3576" calcext:value-type="float">
            <text:p>56.0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8232" calcext:value-type="float">
            <text:p>55.9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4224" calcext:value-type="float">
            <text:p>55.8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4224" calcext:value-type="float">
            <text:p>55.8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3368" calcext:value-type="float">
            <text:p>55.9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0696" calcext:value-type="float">
            <text:p>55.8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2784" calcext:value-type="float">
            <text:p>55.8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0112" calcext:value-type="float">
            <text:p>55.7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8296" calcext:value-type="float">
            <text:p>55.7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5728" calcext:value-type="float">
            <text:p>55.7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6584" calcext:value-type="float">
            <text:p>55.7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6-07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0488" calcext:value-type="float">
            <text:p>55.7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0488" calcext:value-type="float">
            <text:p>55.7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6104" calcext:value-type="float">
            <text:p>55.6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7064" calcext:value-type="float">
            <text:p>55.7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8776" calcext:value-type="float">
            <text:p>55.7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0008" calcext:value-type="float">
            <text:p>55.6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0656" calcext:value-type="float">
            <text:p>55.5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1616" calcext:value-type="float">
            <text:p>55.6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2576" calcext:value-type="float">
            <text:p>55.6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7816" calcext:value-type="float">
            <text:p>55.6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8776" calcext:value-type="float">
            <text:p>55.7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6208" calcext:value-type="float">
            <text:p>55.7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4496" calcext:value-type="float">
            <text:p>55.7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7712" calcext:value-type="float">
            <text:p>55.6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3056" calcext:value-type="float">
            <text:p>55.6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0384" calcext:value-type="float">
            <text:p>55.6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9424" calcext:value-type="float">
            <text:p>55.5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4664" calcext:value-type="float">
            <text:p>55.6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5416" calcext:value-type="float">
            <text:p>55.5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6376" calcext:value-type="float">
            <text:p>55.5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9904" calcext:value-type="float">
            <text:p>55.6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076" calcext:value-type="float">
            <text:p>55.6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7712" calcext:value-type="float">
            <text:p>55.6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8568" calcext:value-type="float">
            <text:p>55.5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1512" calcext:value-type="float">
            <text:p>55.5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0552" calcext:value-type="float">
            <text:p>55.4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836" calcext:value-type="float">
            <text:p>55.4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2848" calcext:value-type="float">
            <text:p>55.5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8568" calcext:value-type="float">
            <text:p>55.5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1992" calcext:value-type="float">
            <text:p>55.5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4456" calcext:value-type="float">
            <text:p>55.4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028" calcext:value-type="float">
            <text:p>55.5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4664" calcext:value-type="float">
            <text:p>55.6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932" calcext:value-type="float">
            <text:p>55.5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4184" calcext:value-type="float">
            <text:p>55.5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4664" calcext:value-type="float">
            <text:p>55.6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98" calcext:value-type="float">
            <text:p>55.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884" calcext:value-type="float">
            <text:p>55.4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4456" calcext:value-type="float">
            <text:p>55.4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2744" calcext:value-type="float">
            <text:p>55.4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3224" calcext:value-type="float">
            <text:p>55.5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6648" calcext:value-type="float">
            <text:p>55.4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6752" calcext:value-type="float">
            <text:p>55.5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0656" calcext:value-type="float">
            <text:p>55.5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264" calcext:value-type="float">
            <text:p>55.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3976" calcext:value-type="float">
            <text:p>55.4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7984" calcext:value-type="float">
            <text:p>55.4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5416" calcext:value-type="float">
            <text:p>55.5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6752" calcext:value-type="float">
            <text:p>55.5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5896" calcext:value-type="float">
            <text:p>55.5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2744" calcext:value-type="float">
            <text:p>55.4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9216" calcext:value-type="float">
            <text:p>55.4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3704" calcext:value-type="float">
            <text:p>55.5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8192" calcext:value-type="float">
            <text:p>55.6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8672" calcext:value-type="float">
            <text:p>55.6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4288" calcext:value-type="float">
            <text:p>55.6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2472" calcext:value-type="float">
            <text:p>55.5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7232" calcext:value-type="float">
            <text:p>55.5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6752" calcext:value-type="float">
            <text:p>55.5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8192" calcext:value-type="float">
            <text:p>55.6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5144" calcext:value-type="float">
            <text:p>55.6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3-18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8672" calcext:value-type="float">
            <text:p>55.6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7336" calcext:value-type="float">
            <text:p>55.6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7816" calcext:value-type="float">
            <text:p>55.6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6104" calcext:value-type="float">
            <text:p>55.6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2952" calcext:value-type="float">
            <text:p>55.6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7232" calcext:value-type="float">
            <text:p>55.5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3056" calcext:value-type="float">
            <text:p>55.6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4016" calcext:value-type="float">
            <text:p>55.7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3912" calcext:value-type="float">
            <text:p>55.6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4288" calcext:value-type="float">
            <text:p>55.6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9632" calcext:value-type="float">
            <text:p>55.7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6208" calcext:value-type="float">
            <text:p>55.7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9256" calcext:value-type="float">
            <text:p>55.7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4288" calcext:value-type="float">
            <text:p>55.6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2472" calcext:value-type="float">
            <text:p>55.5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0488" calcext:value-type="float">
            <text:p>55.7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2096" calcext:value-type="float">
            <text:p>55.6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8672" calcext:value-type="float">
            <text:p>55.6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8296" calcext:value-type="float">
            <text:p>55.7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8776" calcext:value-type="float">
            <text:p>55.7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4016" calcext:value-type="float">
            <text:p>55.7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4664" calcext:value-type="float">
            <text:p>55.6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2472" calcext:value-type="float">
            <text:p>55.5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7232" calcext:value-type="float">
            <text:p>55.5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1992" calcext:value-type="float">
            <text:p>55.5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4288" calcext:value-type="float">
            <text:p>55.6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4288" calcext:value-type="float">
            <text:p>55.6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3536" calcext:value-type="float">
            <text:p>55.7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9256" calcext:value-type="float">
            <text:p>55.7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1616" calcext:value-type="float">
            <text:p>55.6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1992" calcext:value-type="float">
            <text:p>55.5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7712" calcext:value-type="float">
            <text:p>55.6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0008" calcext:value-type="float">
            <text:p>55.6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2952" calcext:value-type="float">
            <text:p>55.6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076" calcext:value-type="float">
            <text:p>55.6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5144" calcext:value-type="float">
            <text:p>55.6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3224" calcext:value-type="float">
            <text:p>55.5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8672" calcext:value-type="float">
            <text:p>55.6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4872" calcext:value-type="float">
            <text:p>55.7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0864" calcext:value-type="float">
            <text:p>55.6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7608" calcext:value-type="float">
            <text:p>55.5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9424" calcext:value-type="float">
            <text:p>55.5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076" calcext:value-type="float">
            <text:p>55.6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1824" calcext:value-type="float">
            <text:p>55.7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3432" calcext:value-type="float">
            <text:p>55.6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8672" calcext:value-type="float">
            <text:p>55.6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7544" calcext:value-type="float">
            <text:p>55.7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9256" calcext:value-type="float">
            <text:p>55.7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4288" calcext:value-type="float">
            <text:p>55.6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0488" calcext:value-type="float">
            <text:p>55.7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076" calcext:value-type="float">
            <text:p>55.6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0488" calcext:value-type="float">
            <text:p>55.7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9424" calcext:value-type="float">
            <text:p>55.5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7712" calcext:value-type="float">
            <text:p>55.6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3056" calcext:value-type="float">
            <text:p>55.6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2576" calcext:value-type="float">
            <text:p>55.6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6584" calcext:value-type="float">
            <text:p>55.7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6688" calcext:value-type="float">
            <text:p>55.7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9736" calcext:value-type="float">
            <text:p>55.7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0696" calcext:value-type="float">
            <text:p>55.8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2032" calcext:value-type="float">
            <text:p>55.8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7752" calcext:value-type="float">
            <text:p>55.9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7272" calcext:value-type="float">
            <text:p>55.8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0592" calcext:value-type="float">
            <text:p>55.7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1928" calcext:value-type="float">
            <text:p>55.8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7544" calcext:value-type="float">
            <text:p>55.7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7544" calcext:value-type="float">
            <text:p>55.7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364" calcext:value-type="float">
            <text:p>55.7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9256" calcext:value-type="float">
            <text:p>55.7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2888" calcext:value-type="float">
            <text:p>55.8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7272" calcext:value-type="float">
            <text:p>55.8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3264" calcext:value-type="float">
            <text:p>55.8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3472" calcext:value-type="float">
            <text:p>55.9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4704" calcext:value-type="float">
            <text:p>55.9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8984" calcext:value-type="float">
            <text:p>55.8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1552" calcext:value-type="float">
            <text:p>55.8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7752" calcext:value-type="float">
            <text:p>55.9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2992" calcext:value-type="float">
            <text:p>55.9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9464" calcext:value-type="float">
            <text:p>55.9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8712" calcext:value-type="float">
            <text:p>55.9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8232" calcext:value-type="float">
            <text:p>55.9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9088" calcext:value-type="float">
            <text:p>55.9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1384" calcext:value-type="float">
            <text:p>56.0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5768" calcext:value-type="float">
            <text:p>56.0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4912" calcext:value-type="float">
            <text:p>56.0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0632" calcext:value-type="float">
            <text:p>56.1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0632" calcext:value-type="float">
            <text:p>56.1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748" calcext:value-type="float">
            <text:p>56.0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6624" calcext:value-type="float">
            <text:p>56.0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5768" calcext:value-type="float">
            <text:p>56.0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3096" calcext:value-type="float">
            <text:p>56.0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9568" calcext:value-type="float">
            <text:p>55.9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4056" calcext:value-type="float">
            <text:p>56.0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0256" calcext:value-type="float">
            <text:p>56.1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892" calcext:value-type="float">
            <text:p>56.1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7208" calcext:value-type="float">
            <text:p>56.1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8544" calcext:value-type="float">
            <text:p>56.1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8168" calcext:value-type="float">
            <text:p>56.2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7792" calcext:value-type="float">
            <text:p>56.2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3888" calcext:value-type="float">
            <text:p>56.2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7312" calcext:value-type="float">
            <text:p>56.2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512" calcext:value-type="float">
            <text:p>56.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6832" calcext:value-type="float">
            <text:p>56.1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988" calcext:value-type="float">
            <text:p>56.1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8648" calcext:value-type="float">
            <text:p>56.2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7416" calcext:value-type="float">
            <text:p>56.2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9608" calcext:value-type="float">
            <text:p>56.2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5056" calcext:value-type="float">
            <text:p>56.4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0-21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8208" calcext:value-type="float">
            <text:p>56.5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2968" calcext:value-type="float">
            <text:p>56.5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6496" calcext:value-type="float">
            <text:p>56.5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8688" calcext:value-type="float">
            <text:p>56.5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9544" calcext:value-type="float">
            <text:p>56.5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9168" calcext:value-type="float">
            <text:p>56.5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4408" calcext:value-type="float">
            <text:p>56.6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136" calcext:value-type="float">
            <text:p>56.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612" calcext:value-type="float">
            <text:p>56.5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7832" calcext:value-type="float">
            <text:p>56.5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66" calcext:value-type="float">
            <text:p>56.6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1736" calcext:value-type="float">
            <text:p>56.5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3448" calcext:value-type="float">
            <text:p>56.5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0504" calcext:value-type="float">
            <text:p>56.6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1464" calcext:value-type="float">
            <text:p>56.6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9752" calcext:value-type="float">
            <text:p>56.6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804" calcext:value-type="float">
            <text:p>56.7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804" calcext:value-type="float">
            <text:p>56.7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756" calcext:value-type="float">
            <text:p>56.6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1464" calcext:value-type="float">
            <text:p>56.6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5848" calcext:value-type="float">
            <text:p>56.6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6328" calcext:value-type="float">
            <text:p>56.7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9376" calcext:value-type="float">
            <text:p>56.7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4512" calcext:value-type="float">
            <text:p>56.6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2696" calcext:value-type="float">
            <text:p>56.6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4784" calcext:value-type="float">
            <text:p>56.5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088" calcext:value-type="float">
            <text:p>56.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4032" calcext:value-type="float">
            <text:p>56.6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184" calcext:value-type="float">
            <text:p>56.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9-23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9272" calcext:value-type="float">
            <text:p>56.6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0232" calcext:value-type="float">
            <text:p>56.7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4992" calcext:value-type="float">
            <text:p>56.7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0504" calcext:value-type="float">
            <text:p>56.6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708" calcext:value-type="float">
            <text:p>56.6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8896" calcext:value-type="float">
            <text:p>56.6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0608" calcext:value-type="float">
            <text:p>56.6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7456" calcext:value-type="float">
            <text:p>56.6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2696" calcext:value-type="float">
            <text:p>56.6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3072" calcext:value-type="float">
            <text:p>56.5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7832" calcext:value-type="float">
            <text:p>56.5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5264" calcext:value-type="float">
            <text:p>56.5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564" calcext:value-type="float">
            <text:p>56.5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564" calcext:value-type="float">
            <text:p>56.5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1256" calcext:value-type="float">
            <text:p>56.5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7248" calcext:value-type="float">
            <text:p>56.4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2384" calcext:value-type="float">
            <text:p>56.4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8584" calcext:value-type="float">
            <text:p>56.4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8208" calcext:value-type="float">
            <text:p>56.5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8688" calcext:value-type="float">
            <text:p>56.5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0504" calcext:value-type="float">
            <text:p>56.6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7456" calcext:value-type="float">
            <text:p>56.6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9168" calcext:value-type="float">
            <text:p>56.5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9648" calcext:value-type="float">
            <text:p>56.6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8416" calcext:value-type="float">
            <text:p>56.6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5472" calcext:value-type="float">
            <text:p>56.7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7768" calcext:value-type="float">
            <text:p>56.8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4448" calcext:value-type="float">
            <text:p>56.9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7976" calcext:value-type="float">
            <text:p>56.9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664" calcext:value-type="float">
            <text:p>56.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5304" calcext:value-type="float">
            <text:p>56.9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0544" calcext:value-type="float">
            <text:p>56.9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5304" calcext:value-type="float">
            <text:p>56.9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1776" calcext:value-type="float">
            <text:p>56.8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3968" calcext:value-type="float">
            <text:p>56.8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0816" calcext:value-type="float">
            <text:p>56.8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5368" calcext:value-type="float">
            <text:p>56.6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5264" calcext:value-type="float">
            <text:p>56.5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0504" calcext:value-type="float">
            <text:p>56.6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184" calcext:value-type="float">
            <text:p>56.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8312" calcext:value-type="float">
            <text:p>56.5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7352" calcext:value-type="float">
            <text:p>56.5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468" calcext:value-type="float">
            <text:p>56.4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9064" calcext:value-type="float">
            <text:p>56.5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3448" calcext:value-type="float">
            <text:p>56.5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0504" calcext:value-type="float">
            <text:p>56.6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6328" calcext:value-type="float">
            <text:p>56.7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3384" calcext:value-type="float">
            <text:p>56.7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5096" calcext:value-type="float">
            <text:p>56.7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7664" calcext:value-type="float">
            <text:p>56.7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5952" calcext:value-type="float">
            <text:p>56.7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0816" calcext:value-type="float">
            <text:p>56.8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5304" calcext:value-type="float">
            <text:p>56.9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5032" calcext:value-type="float">
            <text:p>57.0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476" calcext:value-type="float">
            <text:p>57.1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4384" calcext:value-type="float">
            <text:p>57.1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572" calcext:value-type="float">
            <text:p>57.1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8768" calcext:value-type="float">
            <text:p>57.1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2192" calcext:value-type="float">
            <text:p>57.1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5136" calcext:value-type="float">
            <text:p>57.0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6744" calcext:value-type="float">
            <text:p>57.0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5784" calcext:value-type="float">
            <text:p>56.9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9208" calcext:value-type="float">
            <text:p>56.9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1296" calcext:value-type="float">
            <text:p>56.8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5096" calcext:value-type="float">
            <text:p>56.7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2424" calcext:value-type="float">
            <text:p>56.7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5848" calcext:value-type="float">
            <text:p>56.6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5368" calcext:value-type="float">
            <text:p>56.6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0128" calcext:value-type="float">
            <text:p>56.6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6224" calcext:value-type="float">
            <text:p>56.6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708" calcext:value-type="float">
            <text:p>56.6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4888" calcext:value-type="float">
            <text:p>56.6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8792" calcext:value-type="float">
            <text:p>56.6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6224" calcext:value-type="float">
            <text:p>56.6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1944" calcext:value-type="float">
            <text:p>56.7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4616" calcext:value-type="float">
            <text:p>56.7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0336" calcext:value-type="float">
            <text:p>56.7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3008" calcext:value-type="float">
            <text:p>56.8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3008" calcext:value-type="float">
            <text:p>56.8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0336" calcext:value-type="float">
            <text:p>56.7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9856" calcext:value-type="float">
            <text:p>56.7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3384" calcext:value-type="float">
            <text:p>56.7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1672" calcext:value-type="float">
            <text:p>56.8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1672" calcext:value-type="float">
            <text:p>56.8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9104" calcext:value-type="float">
            <text:p>56.8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0064" calcext:value-type="float">
            <text:p>56.9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5408" calcext:value-type="float">
            <text:p>56.9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0752" calcext:value-type="float">
            <text:p>57.0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2088" calcext:value-type="float">
            <text:p>57.0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5992" calcext:value-type="float">
            <text:p>57.0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1128" calcext:value-type="float">
            <text:p>57.0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1984" calcext:value-type="float">
            <text:p>57.0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2944" calcext:value-type="float">
            <text:p>57.0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5616" calcext:value-type="float">
            <text:p>57.1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5136" calcext:value-type="float">
            <text:p>57.0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4656" calcext:value-type="float">
            <text:p>57.0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4072" calcext:value-type="float">
            <text:p>56.9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3112" calcext:value-type="float">
            <text:p>56.9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8728" calcext:value-type="float">
            <text:p>56.8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0336" calcext:value-type="float">
            <text:p>56.7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9752" calcext:value-type="float">
            <text:p>56.6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3552" calcext:value-type="float">
            <text:p>56.6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4304" calcext:value-type="float">
            <text:p>56.5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9984" calcext:value-type="float">
            <text:p>56.2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8544" calcext:value-type="float">
            <text:p>56.1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7376" calcext:value-type="float">
            <text:p>55.9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3368" calcext:value-type="float">
            <text:p>55.9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46" calcext:value-type="float">
            <text:p>55.8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8024" calcext:value-type="float">
            <text:p>55.8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0592" calcext:value-type="float">
            <text:p>55.7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0592" calcext:value-type="float">
            <text:p>55.7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6-01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7544" calcext:value-type="float">
            <text:p>55.7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4976" calcext:value-type="float">
            <text:p>55.8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2408" calcext:value-type="float">
            <text:p>55.8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4224" calcext:value-type="float">
            <text:p>55.8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7752" calcext:value-type="float">
            <text:p>55.9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3848" calcext:value-type="float">
            <text:p>55.9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08" calcext:value-type="float">
            <text:p>55.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3848" calcext:value-type="float">
            <text:p>55.9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8984" calcext:value-type="float">
            <text:p>55.8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1656" calcext:value-type="float">
            <text:p>55.9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4808" calcext:value-type="float">
            <text:p>55.9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9672" calcext:value-type="float">
            <text:p>56.0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4912" calcext:value-type="float">
            <text:p>56.0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7104" calcext:value-type="float">
            <text:p>56.0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1008" calcext:value-type="float">
            <text:p>56.0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8336" calcext:value-type="float">
            <text:p>56.0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3472" calcext:value-type="float">
            <text:p>55.9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08" calcext:value-type="float">
            <text:p>55.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6416" calcext:value-type="float">
            <text:p>55.9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6792" calcext:value-type="float">
            <text:p>55.8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1552" calcext:value-type="float">
            <text:p>55.8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4976" calcext:value-type="float">
            <text:p>55.8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5352" calcext:value-type="float">
            <text:p>55.7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5352" calcext:value-type="float">
            <text:p>55.7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1448" calcext:value-type="float">
            <text:p>55.7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5352" calcext:value-type="float">
            <text:p>55.7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3224" calcext:value-type="float">
            <text:p>55.5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6752" calcext:value-type="float">
            <text:p>55.5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7712" calcext:value-type="float">
            <text:p>55.6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9696" calcext:value-type="float">
            <text:p>55.4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6168" calcext:value-type="float">
            <text:p>55.4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7608" calcext:value-type="float">
            <text:p>55.5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0656" calcext:value-type="float">
            <text:p>55.5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98" calcext:value-type="float">
            <text:p>55.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5416" calcext:value-type="float">
            <text:p>55.5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4936" calcext:value-type="float">
            <text:p>55.4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884" calcext:value-type="float">
            <text:p>55.4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5416" calcext:value-type="float">
            <text:p>55.5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1992" calcext:value-type="float">
            <text:p>55.5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6752" calcext:value-type="float">
            <text:p>55.5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884" calcext:value-type="float">
            <text:p>55.4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1408" calcext:value-type="float">
            <text:p>55.4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7128" calcext:value-type="float">
            <text:p>55.5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6648" calcext:value-type="float">
            <text:p>55.4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0072" calcext:value-type="float">
            <text:p>55.4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1408" calcext:value-type="float">
            <text:p>55.4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1408" calcext:value-type="float">
            <text:p>55.4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4456" calcext:value-type="float">
            <text:p>55.4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3704" calcext:value-type="float">
            <text:p>55.5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4-02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7712" calcext:value-type="float">
            <text:p>55.6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7712" calcext:value-type="float">
            <text:p>55.6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3912" calcext:value-type="float">
            <text:p>55.6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4288" calcext:value-type="float">
            <text:p>55.6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0552" calcext:value-type="float">
            <text:p>55.4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2848" calcext:value-type="float">
            <text:p>55.5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8088" calcext:value-type="float">
            <text:p>55.5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5312" calcext:value-type="float">
            <text:p>55.4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5792" calcext:value-type="float">
            <text:p>55.4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0656" calcext:value-type="float">
            <text:p>55.5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98" calcext:value-type="float">
            <text:p>55.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2096" calcext:value-type="float">
            <text:p>55.6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2472" calcext:value-type="float">
            <text:p>55.5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2472" calcext:value-type="float">
            <text:p>55.5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3056" calcext:value-type="float">
            <text:p>55.6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3536" calcext:value-type="float">
            <text:p>55.7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5728" calcext:value-type="float">
            <text:p>55.7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2368" calcext:value-type="float">
            <text:p>55.5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4184" calcext:value-type="float">
            <text:p>55.5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2952" calcext:value-type="float">
            <text:p>55.6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8672" calcext:value-type="float">
            <text:p>55.6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4664" calcext:value-type="float">
            <text:p>55.6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0864" calcext:value-type="float">
            <text:p>55.6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4664" calcext:value-type="float">
            <text:p>55.6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3056" calcext:value-type="float">
            <text:p>55.6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1888" calcext:value-type="float">
            <text:p>55.4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4184" calcext:value-type="float">
            <text:p>55.5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3912" calcext:value-type="float">
            <text:p>55.6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3432" calcext:value-type="float">
            <text:p>55.6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4016" calcext:value-type="float">
            <text:p>55.7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3536" calcext:value-type="float">
            <text:p>55.7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9632" calcext:value-type="float">
            <text:p>55.7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8296" calcext:value-type="float">
            <text:p>55.7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9048" calcext:value-type="float">
            <text:p>55.6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076" calcext:value-type="float">
            <text:p>55.6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9424" calcext:value-type="float">
            <text:p>55.5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3224" calcext:value-type="float">
            <text:p>55.5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1888" calcext:value-type="float">
            <text:p>55.4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3432" calcext:value-type="float">
            <text:p>55.6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8672" calcext:value-type="float">
            <text:p>55.6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2096" calcext:value-type="float">
            <text:p>55.6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028" calcext:value-type="float">
            <text:p>55.5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3432" calcext:value-type="float">
            <text:p>55.6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0488" calcext:value-type="float">
            <text:p>55.7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9152" calcext:value-type="float">
            <text:p>55.6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1616" calcext:value-type="float">
            <text:p>55.6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2096" calcext:value-type="float">
            <text:p>55.6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0008" calcext:value-type="float">
            <text:p>55.6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2096" calcext:value-type="float">
            <text:p>55.6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0384" calcext:value-type="float">
            <text:p>55.6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1992" calcext:value-type="float">
            <text:p>55.5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2952" calcext:value-type="float">
            <text:p>55.6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8192" calcext:value-type="float">
            <text:p>55.6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4392" calcext:value-type="float">
            <text:p>55.7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8776" calcext:value-type="float">
            <text:p>55.7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1824" calcext:value-type="float">
            <text:p>55.7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8776" calcext:value-type="float">
            <text:p>55.7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2576" calcext:value-type="float">
            <text:p>55.6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7712" calcext:value-type="float">
            <text:p>55.6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7712" calcext:value-type="float">
            <text:p>55.6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0384" calcext:value-type="float">
            <text:p>55.6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5248" calcext:value-type="float">
            <text:p>55.7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3432" calcext:value-type="float">
            <text:p>55.6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0488" calcext:value-type="float">
            <text:p>55.7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0864" calcext:value-type="float">
            <text:p>55.6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9632" calcext:value-type="float">
            <text:p>55.7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4016" calcext:value-type="float">
            <text:p>55.7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5144" calcext:value-type="float">
            <text:p>55.6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7064" calcext:value-type="float">
            <text:p>55.7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4872" calcext:value-type="float">
            <text:p>55.7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9256" calcext:value-type="float">
            <text:p>55.7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6312" calcext:value-type="float">
            <text:p>55.8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46" calcext:value-type="float">
            <text:p>55.8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5456" calcext:value-type="float">
            <text:p>55.8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1176" calcext:value-type="float">
            <text:p>55.8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3368" calcext:value-type="float">
            <text:p>55.9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4224" calcext:value-type="float">
            <text:p>55.8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3368" calcext:value-type="float">
            <text:p>55.9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1656" calcext:value-type="float">
            <text:p>55.9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6416" calcext:value-type="float">
            <text:p>55.9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1656" calcext:value-type="float">
            <text:p>55.9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9088" calcext:value-type="float">
            <text:p>55.9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7856" calcext:value-type="float">
            <text:p>55.9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1384" calcext:value-type="float">
            <text:p>56.0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3576" calcext:value-type="float">
            <text:p>56.0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7" calcext:value-type="float">
            <text:p>56.0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4432" calcext:value-type="float">
            <text:p>56.0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2-02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4056" calcext:value-type="float">
            <text:p>56.0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1384" calcext:value-type="float">
            <text:p>56.0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6624" calcext:value-type="float">
            <text:p>56.0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4432" calcext:value-type="float">
            <text:p>56.0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1384" calcext:value-type="float">
            <text:p>56.0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7584" calcext:value-type="float">
            <text:p>56.1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0632" calcext:value-type="float">
            <text:p>56.1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7688" calcext:value-type="float">
            <text:p>56.1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1696" calcext:value-type="float">
            <text:p>56.2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2928" calcext:value-type="float">
            <text:p>56.1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1864" calcext:value-type="float">
            <text:p>56.0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7584" calcext:value-type="float">
            <text:p>56.1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3408" calcext:value-type="float">
            <text:p>56.2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4056" calcext:value-type="float">
            <text:p>56.0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796" calcext:value-type="float">
            <text:p>56.0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5976" calcext:value-type="float">
            <text:p>56.1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2928" calcext:value-type="float">
            <text:p>56.1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1968" calcext:value-type="float">
            <text:p>56.1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3304" calcext:value-type="float">
            <text:p>56.1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5976" calcext:value-type="float">
            <text:p>56.1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2072" calcext:value-type="float">
            <text:p>56.2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036" calcext:value-type="float">
            <text:p>56.2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7792" calcext:value-type="float">
            <text:p>56.2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7312" calcext:value-type="float">
            <text:p>56.2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036" calcext:value-type="float">
            <text:p>56.2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3512" calcext:value-type="float">
            <text:p>56.2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656" calcext:value-type="float">
            <text:p>56.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4952" calcext:value-type="float">
            <text:p>56.3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5808" calcext:value-type="float">
            <text:p>56.3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0-28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9232" calcext:value-type="float">
            <text:p>56.3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0568" calcext:value-type="float">
            <text:p>56.3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2864" calcext:value-type="float">
            <text:p>56.4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9064" calcext:value-type="float">
            <text:p>56.5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2592" calcext:value-type="float">
            <text:p>56.5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4408" calcext:value-type="float">
            <text:p>56.6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7456" calcext:value-type="float">
            <text:p>56.6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7832" calcext:value-type="float">
            <text:p>56.5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3552" calcext:value-type="float">
            <text:p>56.6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6224" calcext:value-type="float">
            <text:p>56.6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2424" calcext:value-type="float">
            <text:p>56.7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1944" calcext:value-type="float">
            <text:p>56.7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6808" calcext:value-type="float">
            <text:p>56.7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8416" calcext:value-type="float">
            <text:p>56.6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9376" calcext:value-type="float">
            <text:p>56.7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9752" calcext:value-type="float">
            <text:p>56.6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1088" calcext:value-type="float">
            <text:p>56.7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0712" calcext:value-type="float">
            <text:p>56.7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9752" calcext:value-type="float">
            <text:p>56.6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0232" calcext:value-type="float">
            <text:p>56.7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9272" calcext:value-type="float">
            <text:p>56.6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8312" calcext:value-type="float">
            <text:p>56.5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2216" calcext:value-type="float">
            <text:p>56.5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4616" calcext:value-type="float">
            <text:p>56.7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8624" calcext:value-type="float">
            <text:p>56.8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3008" calcext:value-type="float">
            <text:p>56.8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1568" calcext:value-type="float">
            <text:p>56.7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5472" calcext:value-type="float">
            <text:p>56.7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9376" calcext:value-type="float">
            <text:p>56.7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3656" calcext:value-type="float">
            <text:p>56.6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5848" calcext:value-type="float">
            <text:p>56.6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1464" calcext:value-type="float">
            <text:p>56.6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4032" calcext:value-type="float">
            <text:p>56.6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3176" calcext:value-type="float">
            <text:p>56.6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6704" calcext:value-type="float">
            <text:p>56.6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7184" calcext:value-type="float">
            <text:p>56.7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7184" calcext:value-type="float">
            <text:p>56.7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2424" calcext:value-type="float">
            <text:p>56.7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756" calcext:value-type="float">
            <text:p>56.6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5744" calcext:value-type="float">
            <text:p>56.6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8792" calcext:value-type="float">
            <text:p>56.6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9-14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4512" calcext:value-type="float">
            <text:p>56.6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3656" calcext:value-type="float">
            <text:p>56.6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4992" calcext:value-type="float">
            <text:p>56.7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7184" calcext:value-type="float">
            <text:p>56.7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6912" calcext:value-type="float">
            <text:p>56.8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14" calcext:value-type="float">
            <text:p>56.9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3592" calcext:value-type="float">
            <text:p>56.9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5304" calcext:value-type="float">
            <text:p>56.9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3488" calcext:value-type="float">
            <text:p>56.8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236" calcext:value-type="float">
            <text:p>56.9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4072" calcext:value-type="float">
            <text:p>56.9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4824" calcext:value-type="float">
            <text:p>56.8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4344" calcext:value-type="float">
            <text:p>56.8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0064" calcext:value-type="float">
            <text:p>56.9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4928" calcext:value-type="float">
            <text:p>56.9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3696" calcext:value-type="float">
            <text:p>57.0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188" calcext:value-type="float">
            <text:p>56.9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8352" calcext:value-type="float">
            <text:p>56.9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2632" calcext:value-type="float">
            <text:p>56.8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8728" calcext:value-type="float">
            <text:p>56.8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1776" calcext:value-type="float">
            <text:p>56.8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3968" calcext:value-type="float">
            <text:p>56.8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3968" calcext:value-type="float">
            <text:p>56.8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4824" calcext:value-type="float">
            <text:p>56.8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1776" calcext:value-type="float">
            <text:p>56.8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092" calcext:value-type="float">
            <text:p>56.8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0064" calcext:value-type="float">
            <text:p>56.9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0064" calcext:value-type="float">
            <text:p>56.9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9208" calcext:value-type="float">
            <text:p>56.9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7976" calcext:value-type="float">
            <text:p>56.9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4072" calcext:value-type="float">
            <text:p>56.9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5032" calcext:value-type="float">
            <text:p>57.0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1608" calcext:value-type="float">
            <text:p>57.0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5136" calcext:value-type="float">
            <text:p>57.0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476" calcext:value-type="float">
            <text:p>57.1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2192" calcext:value-type="float">
            <text:p>57.1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1712" calcext:value-type="float">
            <text:p>57.1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2944" calcext:value-type="float">
            <text:p>57.0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5888" calcext:value-type="float">
            <text:p>57.0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8832" calcext:value-type="float">
            <text:p>56.9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2632" calcext:value-type="float">
            <text:p>56.8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2528" calcext:value-type="float">
            <text:p>56.8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6808" calcext:value-type="float">
            <text:p>56.7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852" calcext:value-type="float">
            <text:p>56.7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2424" calcext:value-type="float">
            <text:p>56.7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4616" calcext:value-type="float">
            <text:p>56.7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0336" calcext:value-type="float">
            <text:p>56.7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6536" calcext:value-type="float">
            <text:p>56.8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3112" calcext:value-type="float">
            <text:p>56.9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7872" calcext:value-type="float">
            <text:p>56.8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9104" calcext:value-type="float">
            <text:p>56.8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0336" calcext:value-type="float">
            <text:p>56.7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4992" calcext:value-type="float">
            <text:p>56.7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66" calcext:value-type="float">
            <text:p>56.6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3928" calcext:value-type="float">
            <text:p>56.5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6016" calcext:value-type="float">
            <text:p>56.5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2008" calcext:value-type="float">
            <text:p>56.4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3344" calcext:value-type="float">
            <text:p>56.4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7728" calcext:value-type="float">
            <text:p>56.4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4784" calcext:value-type="float">
            <text:p>56.5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136" calcext:value-type="float">
            <text:p>56.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708" calcext:value-type="float">
            <text:p>56.6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9272" calcext:value-type="float">
            <text:p>56.6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4032" calcext:value-type="float">
            <text:p>56.6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6496" calcext:value-type="float">
            <text:p>56.5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7624" calcext:value-type="float">
            <text:p>56.4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0944" calcext:value-type="float">
            <text:p>56.3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8648" calcext:value-type="float">
            <text:p>56.2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2928" calcext:value-type="float">
            <text:p>56.1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6832" calcext:value-type="float">
            <text:p>56.1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8544" calcext:value-type="float">
            <text:p>56.1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892" calcext:value-type="float">
            <text:p>56.1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1864" calcext:value-type="float">
            <text:p>56.0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1384" calcext:value-type="float">
            <text:p>56.0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0048" calcext:value-type="float">
            <text:p>56.0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0048" calcext:value-type="float">
            <text:p>56.0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7856" calcext:value-type="float">
            <text:p>55.9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7" calcext:value-type="float">
            <text:p>56.0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3096" calcext:value-type="float">
            <text:p>56.0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8336" calcext:value-type="float">
            <text:p>56.0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3576" calcext:value-type="float">
            <text:p>56.0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0152" calcext:value-type="float">
            <text:p>56.0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8544" calcext:value-type="float">
            <text:p>56.1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2824" calcext:value-type="float">
            <text:p>56.1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8816" calcext:value-type="float">
            <text:p>56.0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3952" calcext:value-type="float">
            <text:p>56.0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8232" calcext:value-type="float">
            <text:p>55.9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4328" calcext:value-type="float">
            <text:p>55.9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6-13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8608" calcext:value-type="float">
            <text:p>55.9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4328" calcext:value-type="float">
            <text:p>55.9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1656" calcext:value-type="float">
            <text:p>55.9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5936" calcext:value-type="float">
            <text:p>55.8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9736" calcext:value-type="float">
            <text:p>55.7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9256" calcext:value-type="float">
            <text:p>55.7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6584" calcext:value-type="float">
            <text:p>55.7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6584" calcext:value-type="float">
            <text:p>55.7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7336" calcext:value-type="float">
            <text:p>55.6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0656" calcext:value-type="float">
            <text:p>55.5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7984" calcext:value-type="float">
            <text:p>55.4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2744" calcext:value-type="float">
            <text:p>55.4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98" calcext:value-type="float">
            <text:p>55.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5896" calcext:value-type="float">
            <text:p>55.5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3224" calcext:value-type="float">
            <text:p>55.5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1408" calcext:value-type="float">
            <text:p>55.4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0928" calcext:value-type="float">
            <text:p>55.4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2264" calcext:value-type="float">
            <text:p>55.4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0552" calcext:value-type="float">
            <text:p>55.4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7128" calcext:value-type="float">
            <text:p>55.5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5416" calcext:value-type="float">
            <text:p>55.5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7128" calcext:value-type="float">
            <text:p>55.5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0656" calcext:value-type="float">
            <text:p>55.5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7984" calcext:value-type="float">
            <text:p>55.4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3224" calcext:value-type="float">
            <text:p>55.5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3704" calcext:value-type="float">
            <text:p>55.5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98" calcext:value-type="float">
            <text:p>55.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2848" calcext:value-type="float">
            <text:p>55.5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0656" calcext:value-type="float">
            <text:p>55.5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98" calcext:value-type="float">
            <text:p>55.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4936" calcext:value-type="float">
            <text:p>55.4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1888" calcext:value-type="float">
            <text:p>55.4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0072" calcext:value-type="float">
            <text:p>55.4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7024" calcext:value-type="float">
            <text:p>55.4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8736" calcext:value-type="float">
            <text:p>55.4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9592" calcext:value-type="float">
            <text:p>55.4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216" calcext:value-type="float">
            <text:p>55.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74" calcext:value-type="float">
            <text:p>55.3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8632" calcext:value-type="float">
            <text:p>55.3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1576" calcext:value-type="float">
            <text:p>55.2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3768" calcext:value-type="float">
            <text:p>55.2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5584" calcext:value-type="float">
            <text:p>55.3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9488" calcext:value-type="float">
            <text:p>55.3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9008" calcext:value-type="float">
            <text:p>55.3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024" calcext:value-type="float">
            <text:p>55.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5" calcext:value-type="float">
            <text:p>55.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3768" calcext:value-type="float">
            <text:p>55.2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6712" calcext:value-type="float">
            <text:p>55.2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2432" calcext:value-type="float">
            <text:p>55.2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1096" calcext:value-type="float">
            <text:p>55.2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7776" calcext:value-type="float">
            <text:p>55.3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0344" calcext:value-type="float">
            <text:p>55.3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6816" calcext:value-type="float">
            <text:p>55.2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6336" calcext:value-type="float">
            <text:p>55.2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8528" calcext:value-type="float">
            <text:p>55.2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5584" calcext:value-type="float">
            <text:p>55.3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7296" calcext:value-type="float">
            <text:p>55.3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3768" calcext:value-type="float">
            <text:p>55.2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4-07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024" calcext:value-type="float">
            <text:p>55.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024" calcext:value-type="float">
            <text:p>55.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2056" calcext:value-type="float">
            <text:p>55.3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3016" calcext:value-type="float">
            <text:p>55.3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5688" calcext:value-type="float">
            <text:p>55.4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3496" calcext:value-type="float">
            <text:p>55.4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3872" calcext:value-type="float">
            <text:p>55.3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3016" calcext:value-type="float">
            <text:p>55.3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5208" calcext:value-type="float">
            <text:p>55.3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74" calcext:value-type="float">
            <text:p>55.3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6816" calcext:value-type="float">
            <text:p>55.2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6816" calcext:value-type="float">
            <text:p>55.2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5584" calcext:value-type="float">
            <text:p>55.3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2536" calcext:value-type="float">
            <text:p>55.3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7296" calcext:value-type="float">
            <text:p>55.3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0824" calcext:value-type="float">
            <text:p>55.3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5208" calcext:value-type="float">
            <text:p>55.3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1784" calcext:value-type="float">
            <text:p>55.4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884" calcext:value-type="float">
            <text:p>55.4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836" calcext:value-type="float">
            <text:p>55.4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4728" calcext:value-type="float">
            <text:p>55.3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9112" calcext:value-type="float">
            <text:p>55.3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8736" calcext:value-type="float">
            <text:p>55.4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264" calcext:value-type="float">
            <text:p>55.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1032" calcext:value-type="float">
            <text:p>55.5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7128" calcext:value-type="float">
            <text:p>55.5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7024" calcext:value-type="float">
            <text:p>55.4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9008" calcext:value-type="float">
            <text:p>55.3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4728" calcext:value-type="float">
            <text:p>55.3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3496" calcext:value-type="float">
            <text:p>55.4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3392" calcext:value-type="float">
            <text:p>55.3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2056" calcext:value-type="float">
            <text:p>55.3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0448" calcext:value-type="float">
            <text:p>55.4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6648" calcext:value-type="float">
            <text:p>55.4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4728" calcext:value-type="float">
            <text:p>55.3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3392" calcext:value-type="float">
            <text:p>55.3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8048" calcext:value-type="float">
            <text:p>55.2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9384" calcext:value-type="float">
            <text:p>55.2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3288" calcext:value-type="float">
            <text:p>55.2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3392" calcext:value-type="float">
            <text:p>55.3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0824" calcext:value-type="float">
            <text:p>55.3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4728" calcext:value-type="float">
            <text:p>55.3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6064" calcext:value-type="float">
            <text:p>55.3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2536" calcext:value-type="float">
            <text:p>55.3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4624" calcext:value-type="float">
            <text:p>55.2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8528" calcext:value-type="float">
            <text:p>55.2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596" calcext:value-type="float">
            <text:p>55.3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3016" calcext:value-type="float">
            <text:p>55.3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5312" calcext:value-type="float">
            <text:p>55.4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0072" calcext:value-type="float">
            <text:p>55.4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4728" calcext:value-type="float">
            <text:p>55.3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9384" calcext:value-type="float">
            <text:p>55.2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4248" calcext:value-type="float">
            <text:p>55.3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2912" calcext:value-type="float">
            <text:p>55.3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5208" calcext:value-type="float">
            <text:p>55.3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0448" calcext:value-type="float">
            <text:p>55.4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3768" calcext:value-type="float">
            <text:p>55.2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644" calcext:value-type="float">
            <text:p>55.3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2536" calcext:value-type="float">
            <text:p>55.3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5584" calcext:value-type="float">
            <text:p>55.3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216" calcext:value-type="float">
            <text:p>55.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644" calcext:value-type="float">
            <text:p>55.3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5688" calcext:value-type="float">
            <text:p>55.4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6168" calcext:value-type="float">
            <text:p>55.4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6064" calcext:value-type="float">
            <text:p>55.3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9488" calcext:value-type="float">
            <text:p>55.3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264" calcext:value-type="float">
            <text:p>55.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4936" calcext:value-type="float">
            <text:p>55.4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5416" calcext:value-type="float">
            <text:p>55.5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5896" calcext:value-type="float">
            <text:p>55.5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98" calcext:value-type="float">
            <text:p>55.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7608" calcext:value-type="float">
            <text:p>55.5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98" calcext:value-type="float">
            <text:p>55.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0656" calcext:value-type="float">
            <text:p>55.5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932" calcext:value-type="float">
            <text:p>55.5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1616" calcext:value-type="float">
            <text:p>55.6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8672" calcext:value-type="float">
            <text:p>55.6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8192" calcext:value-type="float">
            <text:p>55.6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7608" calcext:value-type="float">
            <text:p>55.5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5144" calcext:value-type="float">
            <text:p>55.6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3536" calcext:value-type="float">
            <text:p>55.7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4664" calcext:value-type="float">
            <text:p>55.6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7232" calcext:value-type="float">
            <text:p>55.5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8568" calcext:value-type="float">
            <text:p>55.5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076" calcext:value-type="float">
            <text:p>55.6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076" calcext:value-type="float">
            <text:p>55.6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0176" calcext:value-type="float">
            <text:p>55.5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0656" calcext:value-type="float">
            <text:p>55.5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2744" calcext:value-type="float">
            <text:p>55.4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6544" calcext:value-type="float">
            <text:p>55.4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20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3496" calcext:value-type="float">
            <text:p>55.4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9696" calcext:value-type="float">
            <text:p>55.4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1784" calcext:value-type="float">
            <text:p>55.4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8736" calcext:value-type="float">
            <text:p>55.4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5896" calcext:value-type="float">
            <text:p>55.5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7232" calcext:value-type="float">
            <text:p>55.5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8776" calcext:value-type="float">
            <text:p>55.7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4392" calcext:value-type="float">
            <text:p>55.7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5248" calcext:value-type="float">
            <text:p>55.7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4392" calcext:value-type="float">
            <text:p>55.7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3056" calcext:value-type="float">
            <text:p>55.6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9152" calcext:value-type="float">
            <text:p>55.6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9632" calcext:value-type="float">
            <text:p>55.7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0592" calcext:value-type="float">
            <text:p>55.7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5728" calcext:value-type="float">
            <text:p>55.7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5144" calcext:value-type="float">
            <text:p>55.6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9632" calcext:value-type="float">
            <text:p>55.7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7544" calcext:value-type="float">
            <text:p>55.7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2-05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0864" calcext:value-type="float">
            <text:p>55.6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2-04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9904" calcext:value-type="float">
            <text:p>55.6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9152" calcext:value-type="float">
            <text:p>55.6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8192" calcext:value-type="float">
            <text:p>55.6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3432" calcext:value-type="float">
            <text:p>55.6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5456" calcext:value-type="float">
            <text:p>55.8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08" calcext:value-type="float">
            <text:p>55.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1928" calcext:value-type="float">
            <text:p>55.8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1448" calcext:value-type="float">
            <text:p>55.7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7064" calcext:value-type="float">
            <text:p>55.7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6688" calcext:value-type="float">
            <text:p>55.7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0696" calcext:value-type="float">
            <text:p>55.8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7272" calcext:value-type="float">
            <text:p>55.8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6416" calcext:value-type="float">
            <text:p>55.9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5936" calcext:value-type="float">
            <text:p>55.8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4704" calcext:value-type="float">
            <text:p>55.9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8712" calcext:value-type="float">
            <text:p>55.9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1384" calcext:value-type="float">
            <text:p>56.0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0048" calcext:value-type="float">
            <text:p>56.0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5184" calcext:value-type="float">
            <text:p>55.9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8816" calcext:value-type="float">
            <text:p>56.0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1488" calcext:value-type="float">
            <text:p>56.1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9672" calcext:value-type="float">
            <text:p>56.0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3952" calcext:value-type="float">
            <text:p>56.0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2344" calcext:value-type="float">
            <text:p>56.0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1592" calcext:value-type="float">
            <text:p>56.1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8064" calcext:value-type="float">
            <text:p>56.1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6248" calcext:value-type="float">
            <text:p>56.0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6352" calcext:value-type="float">
            <text:p>56.1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7208" calcext:value-type="float">
            <text:p>56.1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2928" calcext:value-type="float">
            <text:p>56.1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1592" calcext:value-type="float">
            <text:p>56.1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5016" calcext:value-type="float">
            <text:p>56.1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0632" calcext:value-type="float">
            <text:p>56.1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0632" calcext:value-type="float">
            <text:p>56.1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2928" calcext:value-type="float">
            <text:p>56.1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2072" calcext:value-type="float">
            <text:p>56.2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0528" calcext:value-type="float">
            <text:p>56.0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6144" calcext:value-type="float">
            <text:p>56.0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1592" calcext:value-type="float">
            <text:p>56.1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8544" calcext:value-type="float">
            <text:p>56.1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7688" calcext:value-type="float">
            <text:p>56.1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9984" calcext:value-type="float">
            <text:p>56.2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9128" calcext:value-type="float">
            <text:p>56.2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3408" calcext:value-type="float">
            <text:p>56.2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4744" calcext:value-type="float">
            <text:p>56.2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036" calcext:value-type="float">
            <text:p>56.2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4264" calcext:value-type="float">
            <text:p>56.2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6936" calcext:value-type="float">
            <text:p>56.2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9984" calcext:value-type="float">
            <text:p>56.2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08" calcext:value-type="float">
            <text:p>56.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3888" calcext:value-type="float">
            <text:p>56.2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8272" calcext:value-type="float">
            <text:p>56.2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7416" calcext:value-type="float">
            <text:p>56.2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2656" calcext:value-type="float">
            <text:p>56.3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6768" calcext:value-type="float">
            <text:p>56.4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372" calcext:value-type="float">
            <text:p>56.4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848" calcext:value-type="float">
            <text:p>56.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4576" calcext:value-type="float">
            <text:p>56.4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6392" calcext:value-type="float">
            <text:p>56.4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6872" calcext:value-type="float">
            <text:p>56.5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2384" calcext:value-type="float">
            <text:p>56.4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4952" calcext:value-type="float">
            <text:p>56.3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3616" calcext:value-type="float">
            <text:p>56.3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6288" calcext:value-type="float">
            <text:p>56.4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324" calcext:value-type="float">
            <text:p>56.4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324" calcext:value-type="float">
            <text:p>56.4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372" calcext:value-type="float">
            <text:p>56.4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848" calcext:value-type="float">
            <text:p>56.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5808" calcext:value-type="float">
            <text:p>56.3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0568" calcext:value-type="float">
            <text:p>56.3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4952" calcext:value-type="float">
            <text:p>56.3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4952" calcext:value-type="float">
            <text:p>56.3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276" calcext:value-type="float">
            <text:p>56.3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1048" calcext:value-type="float">
            <text:p>56.3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5432" calcext:value-type="float">
            <text:p>56.4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7624" calcext:value-type="float">
            <text:p>56.4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9-06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5328" calcext:value-type="float">
            <text:p>56.3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6184" calcext:value-type="float">
            <text:p>56.3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0944" calcext:value-type="float">
            <text:p>56.3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1696" calcext:value-type="float">
            <text:p>56.2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0944" calcext:value-type="float">
            <text:p>56.3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7144" calcext:value-type="float">
            <text:p>56.3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8104" calcext:value-type="float">
            <text:p>56.4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848" calcext:value-type="float">
            <text:p>56.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8376" calcext:value-type="float">
            <text:p>56.3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7144" calcext:value-type="float">
            <text:p>56.3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1528" calcext:value-type="float">
            <text:p>56.4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5536" calcext:value-type="float">
            <text:p>56.4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7352" calcext:value-type="float">
            <text:p>56.5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2968" calcext:value-type="float">
            <text:p>56.5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0296" calcext:value-type="float">
            <text:p>56.4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5912" calcext:value-type="float">
            <text:p>56.4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4576" calcext:value-type="float">
            <text:p>56.4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4576" calcext:value-type="float">
            <text:p>56.4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3136" calcext:value-type="float">
            <text:p>56.3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4848" calcext:value-type="float">
            <text:p>56.3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3992" calcext:value-type="float">
            <text:p>56.3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0944" calcext:value-type="float">
            <text:p>56.3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5704" calcext:value-type="float">
            <text:p>56.3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3512" calcext:value-type="float">
            <text:p>56.2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8752" calcext:value-type="float">
            <text:p>56.3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8272" calcext:value-type="float">
            <text:p>56.2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084" calcext:value-type="float">
            <text:p>56.2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1216" calcext:value-type="float">
            <text:p>56.2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94" calcext:value-type="float">
            <text:p>56.1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0256" calcext:value-type="float">
            <text:p>56.1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5872" calcext:value-type="float">
            <text:p>56.1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3304" calcext:value-type="float">
            <text:p>56.1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6728" calcext:value-type="float">
            <text:p>56.1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796" calcext:value-type="float">
            <text:p>56.0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0528" calcext:value-type="float">
            <text:p>56.0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0048" calcext:value-type="float">
            <text:p>56.0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4808" calcext:value-type="float">
            <text:p>55.9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8712" calcext:value-type="float">
            <text:p>55.9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4432" calcext:value-type="float">
            <text:p>56.0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1384" calcext:value-type="float">
            <text:p>56.0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5288" calcext:value-type="float">
            <text:p>56.0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9192" calcext:value-type="float">
            <text:p>56.0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9192" calcext:value-type="float">
            <text:p>56.0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0048" calcext:value-type="float">
            <text:p>56.0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224" calcext:value-type="float">
            <text:p>56.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3096" calcext:value-type="float">
            <text:p>56.0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4808" calcext:value-type="float">
            <text:p>55.9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0048" calcext:value-type="float">
            <text:p>56.0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0528" calcext:value-type="float">
            <text:p>56.0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4808" calcext:value-type="float">
            <text:p>55.9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9088" calcext:value-type="float">
            <text:p>55.9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4328" calcext:value-type="float">
            <text:p>55.9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1656" calcext:value-type="float">
            <text:p>55.9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0696" calcext:value-type="float">
            <text:p>55.8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2408" calcext:value-type="float">
            <text:p>55.8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9256" calcext:value-type="float">
            <text:p>55.7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6584" calcext:value-type="float">
            <text:p>55.7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1824" calcext:value-type="float">
            <text:p>55.7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1448" calcext:value-type="float">
            <text:p>55.7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1928" calcext:value-type="float">
            <text:p>55.8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8024" calcext:value-type="float">
            <text:p>55.8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364" calcext:value-type="float">
            <text:p>55.7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5352" calcext:value-type="float">
            <text:p>55.7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364" calcext:value-type="float">
            <text:p>55.7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1928" calcext:value-type="float">
            <text:p>55.8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5456" calcext:value-type="float">
            <text:p>55.8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46" calcext:value-type="float">
            <text:p>55.8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7648" calcext:value-type="float">
            <text:p>55.8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2408" calcext:value-type="float">
            <text:p>55.8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7544" calcext:value-type="float">
            <text:p>55.7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0112" calcext:value-type="float">
            <text:p>55.7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8024" calcext:value-type="float">
            <text:p>55.8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8984" calcext:value-type="float">
            <text:p>55.8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2408" calcext:value-type="float">
            <text:p>55.8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364" calcext:value-type="float">
            <text:p>55.7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7544" calcext:value-type="float">
            <text:p>55.7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1928" calcext:value-type="float">
            <text:p>55.8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5832" calcext:value-type="float">
            <text:p>55.8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2304" calcext:value-type="float">
            <text:p>55.7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3056" calcext:value-type="float">
            <text:p>55.6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7816" calcext:value-type="float">
            <text:p>55.6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6-12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3536" calcext:value-type="float">
            <text:p>55.7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8296" calcext:value-type="float">
            <text:p>55.7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4872" calcext:value-type="float">
            <text:p>55.7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4288" calcext:value-type="float">
            <text:p>55.6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7712" calcext:value-type="float">
            <text:p>55.6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7712" calcext:value-type="float">
            <text:p>55.6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9904" calcext:value-type="float">
            <text:p>55.6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0176" calcext:value-type="float">
            <text:p>55.5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5792" calcext:value-type="float">
            <text:p>55.4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4456" calcext:value-type="float">
            <text:p>55.4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7232" calcext:value-type="float">
            <text:p>55.5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5896" calcext:value-type="float">
            <text:p>55.5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9424" calcext:value-type="float">
            <text:p>55.5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9696" calcext:value-type="float">
            <text:p>55.4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6752" calcext:value-type="float">
            <text:p>55.5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3704" calcext:value-type="float">
            <text:p>55.5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932" calcext:value-type="float">
            <text:p>55.5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2848" calcext:value-type="float">
            <text:p>55.5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2848" calcext:value-type="float">
            <text:p>55.5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98" calcext:value-type="float">
            <text:p>55.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6752" calcext:value-type="float">
            <text:p>55.5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3704" calcext:value-type="float">
            <text:p>55.5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6752" calcext:value-type="float">
            <text:p>55.5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6376" calcext:value-type="float">
            <text:p>55.5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8568" calcext:value-type="float">
            <text:p>55.5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98" calcext:value-type="float">
            <text:p>55.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5896" calcext:value-type="float">
            <text:p>55.5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5416" calcext:value-type="float">
            <text:p>55.5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8088" calcext:value-type="float">
            <text:p>55.5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9424" calcext:value-type="float">
            <text:p>55.5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1512" calcext:value-type="float">
            <text:p>55.5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7984" calcext:value-type="float">
            <text:p>55.4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1032" calcext:value-type="float">
            <text:p>55.5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3976" calcext:value-type="float">
            <text:p>55.4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264" calcext:value-type="float">
            <text:p>55.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3976" calcext:value-type="float">
            <text:p>55.4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0552" calcext:value-type="float">
            <text:p>55.4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1784" calcext:value-type="float">
            <text:p>55.4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216" calcext:value-type="float">
            <text:p>55.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788" calcext:value-type="float">
            <text:p>55.4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3496" calcext:value-type="float">
            <text:p>55.4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0928" calcext:value-type="float">
            <text:p>55.4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4456" calcext:value-type="float">
            <text:p>55.4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0824" calcext:value-type="float">
            <text:p>55.3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692" calcext:value-type="float">
            <text:p>55.3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836" calcext:value-type="float">
            <text:p>55.4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2264" calcext:value-type="float">
            <text:p>55.4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8736" calcext:value-type="float">
            <text:p>55.4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4832" calcext:value-type="float">
            <text:p>55.4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6648" calcext:value-type="float">
            <text:p>55.4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7128" calcext:value-type="float">
            <text:p>55.5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6752" calcext:value-type="float">
            <text:p>55.5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1512" calcext:value-type="float">
            <text:p>55.5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2744" calcext:value-type="float">
            <text:p>55.4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5896" calcext:value-type="float">
            <text:p>55.5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0656" calcext:value-type="float">
            <text:p>55.5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7608" calcext:value-type="float">
            <text:p>55.5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5416" calcext:value-type="float">
            <text:p>55.5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1888" calcext:value-type="float">
            <text:p>55.4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1992" calcext:value-type="float">
            <text:p>55.5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1992" calcext:value-type="float">
            <text:p>55.5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5896" calcext:value-type="float">
            <text:p>55.5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3-22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028" calcext:value-type="float">
            <text:p>55.5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5896" calcext:value-type="float">
            <text:p>55.5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0176" calcext:value-type="float">
            <text:p>55.5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4456" calcext:value-type="float">
            <text:p>55.4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7984" calcext:value-type="float">
            <text:p>55.4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7128" calcext:value-type="float">
            <text:p>55.5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2368" calcext:value-type="float">
            <text:p>55.5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2264" calcext:value-type="float">
            <text:p>55.4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7672" calcext:value-type="float">
            <text:p>55.2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9488" calcext:value-type="float">
            <text:p>55.3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7024" calcext:value-type="float">
            <text:p>55.4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3224" calcext:value-type="float">
            <text:p>55.5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1304" calcext:value-type="float">
            <text:p>55.3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1032" calcext:value-type="float">
            <text:p>55.5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7608" calcext:value-type="float">
            <text:p>55.5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4936" calcext:value-type="float">
            <text:p>55.4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5312" calcext:value-type="float">
            <text:p>55.4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788" calcext:value-type="float">
            <text:p>55.4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7984" calcext:value-type="float">
            <text:p>55.4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7128" calcext:value-type="float">
            <text:p>55.5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836" calcext:value-type="float">
            <text:p>55.4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1408" calcext:value-type="float">
            <text:p>55.4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0552" calcext:value-type="float">
            <text:p>55.4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1888" calcext:value-type="float">
            <text:p>55.4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1032" calcext:value-type="float">
            <text:p>55.5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4352" calcext:value-type="float">
            <text:p>55.3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3496" calcext:value-type="float">
            <text:p>55.4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932" calcext:value-type="float">
            <text:p>55.5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1408" calcext:value-type="float">
            <text:p>55.4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3016" calcext:value-type="float">
            <text:p>55.3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5416" calcext:value-type="float">
            <text:p>55.5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3224" calcext:value-type="float">
            <text:p>55.5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0072" calcext:value-type="float">
            <text:p>55.4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9696" calcext:value-type="float">
            <text:p>55.4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9696" calcext:value-type="float">
            <text:p>55.4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6064" calcext:value-type="float">
            <text:p>55.3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8736" calcext:value-type="float">
            <text:p>55.4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3496" calcext:value-type="float">
            <text:p>55.4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2264" calcext:value-type="float">
            <text:p>55.4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076" calcext:value-type="float">
            <text:p>55.6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6376" calcext:value-type="float">
            <text:p>55.5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2264" calcext:value-type="float">
            <text:p>55.4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0552" calcext:value-type="float">
            <text:p>55.4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9696" calcext:value-type="float">
            <text:p>55.4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9592" calcext:value-type="float">
            <text:p>55.4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6064" calcext:value-type="float">
            <text:p>55.3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8736" calcext:value-type="float">
            <text:p>55.4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884" calcext:value-type="float">
            <text:p>55.4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4832" calcext:value-type="float">
            <text:p>55.4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7504" calcext:value-type="float">
            <text:p>55.4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1032" calcext:value-type="float">
            <text:p>55.5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1512" calcext:value-type="float">
            <text:p>55.5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5792" calcext:value-type="float">
            <text:p>55.4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0928" calcext:value-type="float">
            <text:p>55.4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1032" calcext:value-type="float">
            <text:p>55.5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1992" calcext:value-type="float">
            <text:p>55.5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3704" calcext:value-type="float">
            <text:p>55.5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0176" calcext:value-type="float">
            <text:p>55.5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5416" calcext:value-type="float">
            <text:p>55.5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5792" calcext:value-type="float">
            <text:p>55.4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2368" calcext:value-type="float">
            <text:p>55.5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8088" calcext:value-type="float">
            <text:p>55.5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5416" calcext:value-type="float">
            <text:p>55.5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6752" calcext:value-type="float">
            <text:p>55.5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5896" calcext:value-type="float">
            <text:p>55.5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9216" calcext:value-type="float">
            <text:p>55.4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4728" calcext:value-type="float">
            <text:p>55.3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836" calcext:value-type="float">
            <text:p>55.4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6168" calcext:value-type="float">
            <text:p>55.4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74" calcext:value-type="float">
            <text:p>55.3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1304" calcext:value-type="float">
            <text:p>55.3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1784" calcext:value-type="float">
            <text:p>55.4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9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3224" calcext:value-type="float">
            <text:p>55.5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6544" calcext:value-type="float">
            <text:p>55.4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6544" calcext:value-type="float">
            <text:p>55.4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0176" calcext:value-type="float">
            <text:p>55.5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6168" calcext:value-type="float">
            <text:p>55.4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1304" calcext:value-type="float">
            <text:p>55.3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7232" calcext:value-type="float">
            <text:p>55.5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076" calcext:value-type="float">
            <text:p>55.6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5144" calcext:value-type="float">
            <text:p>55.6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2-18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6376" calcext:value-type="float">
            <text:p>55.5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3432" calcext:value-type="float">
            <text:p>55.6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8672" calcext:value-type="float">
            <text:p>55.6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0864" calcext:value-type="float">
            <text:p>55.6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9904" calcext:value-type="float">
            <text:p>55.6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98" calcext:value-type="float">
            <text:p>55.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028" calcext:value-type="float">
            <text:p>55.5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9048" calcext:value-type="float">
            <text:p>55.6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0008" calcext:value-type="float">
            <text:p>55.6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3536" calcext:value-type="float">
            <text:p>55.7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0008" calcext:value-type="float">
            <text:p>55.6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9048" calcext:value-type="float">
            <text:p>55.6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4392" calcext:value-type="float">
            <text:p>55.7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1824" calcext:value-type="float">
            <text:p>55.7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0008" calcext:value-type="float">
            <text:p>55.6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9464" calcext:value-type="float">
            <text:p>55.9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508" calcext:value-type="float">
            <text:p>55.8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2888" calcext:value-type="float">
            <text:p>55.8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556" calcext:value-type="float">
            <text:p>55.9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7376" calcext:value-type="float">
            <text:p>55.9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8128" calcext:value-type="float">
            <text:p>55.8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3744" calcext:value-type="float">
            <text:p>55.8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4328" calcext:value-type="float">
            <text:p>55.9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0048" calcext:value-type="float">
            <text:p>56.0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4432" calcext:value-type="float">
            <text:p>56.0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9192" calcext:value-type="float">
            <text:p>56.0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796" calcext:value-type="float">
            <text:p>56.0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0152" calcext:value-type="float">
            <text:p>56.0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844" calcext:value-type="float">
            <text:p>56.0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6624" calcext:value-type="float">
            <text:p>56.0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6896" calcext:value-type="float">
            <text:p>55.9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3848" calcext:value-type="float">
            <text:p>55.9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6144" calcext:value-type="float">
            <text:p>56.0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1008" calcext:value-type="float">
            <text:p>56.0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1384" calcext:value-type="float">
            <text:p>56.0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8336" calcext:value-type="float">
            <text:p>56.0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4432" calcext:value-type="float">
            <text:p>56.0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224" calcext:value-type="float">
            <text:p>56.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5288" calcext:value-type="float">
            <text:p>56.0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5288" calcext:value-type="float">
            <text:p>56.0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748" calcext:value-type="float">
            <text:p>56.0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7104" calcext:value-type="float">
            <text:p>56.0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7208" calcext:value-type="float">
            <text:p>56.1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0256" calcext:value-type="float">
            <text:p>56.1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4264" calcext:value-type="float">
            <text:p>56.2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3032" calcext:value-type="float">
            <text:p>56.2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0736" calcext:value-type="float">
            <text:p>56.1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1696" calcext:value-type="float">
            <text:p>56.2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0-17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6936" calcext:value-type="float">
            <text:p>56.2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084" calcext:value-type="float">
            <text:p>56.2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1592" calcext:value-type="float">
            <text:p>56.1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5976" calcext:value-type="float">
            <text:p>56.1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94" calcext:value-type="float">
            <text:p>56.1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0632" calcext:value-type="float">
            <text:p>56.1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7208" calcext:value-type="float">
            <text:p>56.1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0736" calcext:value-type="float">
            <text:p>56.1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9776" calcext:value-type="float">
            <text:p>56.1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1216" calcext:value-type="float">
            <text:p>56.2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7792" calcext:value-type="float">
            <text:p>56.2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3136" calcext:value-type="float">
            <text:p>56.3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5808" calcext:value-type="float">
            <text:p>56.3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9712" calcext:value-type="float">
            <text:p>56.3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2008" calcext:value-type="float">
            <text:p>56.4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0944" calcext:value-type="float">
            <text:p>56.3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6288" calcext:value-type="float">
            <text:p>56.4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7624" calcext:value-type="float">
            <text:p>56.4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1528" calcext:value-type="float">
            <text:p>56.4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1904" calcext:value-type="float">
            <text:p>56.3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8752" calcext:value-type="float">
            <text:p>56.3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1424" calcext:value-type="float">
            <text:p>56.3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0944" calcext:value-type="float">
            <text:p>56.3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3512" calcext:value-type="float">
            <text:p>56.2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5328" calcext:value-type="float">
            <text:p>56.3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5056" calcext:value-type="float">
            <text:p>56.4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1632" calcext:value-type="float">
            <text:p>56.4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2488" calcext:value-type="float">
            <text:p>56.4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9544" calcext:value-type="float">
            <text:p>56.5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3448" calcext:value-type="float">
            <text:p>56.5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3824" calcext:value-type="float">
            <text:p>56.5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5536" calcext:value-type="float">
            <text:p>56.4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42" calcext:value-type="float">
            <text:p>56.4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7144" calcext:value-type="float">
            <text:p>56.3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8376" calcext:value-type="float">
            <text:p>56.3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0944" calcext:value-type="float">
            <text:p>56.3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0464" calcext:value-type="float">
            <text:p>56.2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5224" calcext:value-type="float">
            <text:p>56.2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5704" calcext:value-type="float">
            <text:p>56.3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228" calcext:value-type="float">
            <text:p>56.3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9-07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1904" calcext:value-type="float">
            <text:p>56.3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6664" calcext:value-type="float">
            <text:p>56.3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0192" calcext:value-type="float">
            <text:p>56.4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5808" calcext:value-type="float">
            <text:p>56.3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276" calcext:value-type="float">
            <text:p>56.3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1528" calcext:value-type="float">
            <text:p>56.4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9816" calcext:value-type="float">
            <text:p>56.4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612" calcext:value-type="float">
            <text:p>56.5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4032" calcext:value-type="float">
            <text:p>56.6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0128" calcext:value-type="float">
            <text:p>56.6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184" calcext:value-type="float">
            <text:p>56.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6328" calcext:value-type="float">
            <text:p>56.7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7768" calcext:value-type="float">
            <text:p>56.8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0816" calcext:value-type="float">
            <text:p>56.8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7496" calcext:value-type="float">
            <text:p>56.9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1984" calcext:value-type="float">
            <text:p>57.0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1128" calcext:value-type="float">
            <text:p>57.0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8936" calcext:value-type="float">
            <text:p>57.0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0752" calcext:value-type="float">
            <text:p>57.0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8664" calcext:value-type="float">
            <text:p>57.1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3904" calcext:value-type="float">
            <text:p>57.1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7328" calcext:value-type="float">
            <text:p>57.1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9416" calcext:value-type="float">
            <text:p>57.0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712" calcext:value-type="float">
            <text:p>56.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0064" calcext:value-type="float">
            <text:p>56.9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092" calcext:value-type="float">
            <text:p>56.8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4824" calcext:value-type="float">
            <text:p>56.8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3008" calcext:value-type="float">
            <text:p>56.8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1568" calcext:value-type="float">
            <text:p>56.7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3656" calcext:value-type="float">
            <text:p>56.6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184" calcext:value-type="float">
            <text:p>56.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66" calcext:value-type="float">
            <text:p>56.6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708" calcext:value-type="float">
            <text:p>56.6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0608" calcext:value-type="float">
            <text:p>56.6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1944" calcext:value-type="float">
            <text:p>56.7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7184" calcext:value-type="float">
            <text:p>56.7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8792" calcext:value-type="float">
            <text:p>56.6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2864" calcext:value-type="float">
            <text:p>56.4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6664" calcext:value-type="float">
            <text:p>56.3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18" calcext:value-type="float">
            <text:p>56.3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3888" calcext:value-type="float">
            <text:p>56.2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8168" calcext:value-type="float">
            <text:p>56.2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3304" calcext:value-type="float">
            <text:p>56.1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892" calcext:value-type="float">
            <text:p>56.1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2344" calcext:value-type="float">
            <text:p>56.0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5872" calcext:value-type="float">
            <text:p>56.1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2448" calcext:value-type="float">
            <text:p>56.1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1592" calcext:value-type="float">
            <text:p>56.1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988" calcext:value-type="float">
            <text:p>56.1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036" calcext:value-type="float">
            <text:p>56.2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8168" calcext:value-type="float">
            <text:p>56.2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1696" calcext:value-type="float">
            <text:p>56.2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704" calcext:value-type="float">
            <text:p>56.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5328" calcext:value-type="float">
            <text:p>56.3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3888" calcext:value-type="float">
            <text:p>56.2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94" calcext:value-type="float">
            <text:p>56.1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1008" calcext:value-type="float">
            <text:p>56.0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4328" calcext:value-type="float">
            <text:p>55.9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8608" calcext:value-type="float">
            <text:p>55.9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6416" calcext:value-type="float">
            <text:p>55.9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8128" calcext:value-type="float">
            <text:p>55.8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0696" calcext:value-type="float">
            <text:p>55.8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5728" calcext:value-type="float">
            <text:p>55.7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9048" calcext:value-type="float">
            <text:p>55.6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7232" calcext:value-type="float">
            <text:p>55.5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7232" calcext:value-type="float">
            <text:p>55.5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1992" calcext:value-type="float">
            <text:p>55.5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4184" calcext:value-type="float">
            <text:p>55.5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0656" calcext:value-type="float">
            <text:p>55.5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6752" calcext:value-type="float">
            <text:p>55.5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3704" calcext:value-type="float">
            <text:p>55.5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5896" calcext:value-type="float">
            <text:p>55.5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4184" calcext:value-type="float">
            <text:p>55.5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98" calcext:value-type="float">
            <text:p>55.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2848" calcext:value-type="float">
            <text:p>55.5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98" calcext:value-type="float">
            <text:p>55.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8088" calcext:value-type="float">
            <text:p>55.5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7608" calcext:value-type="float">
            <text:p>55.5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076" calcext:value-type="float">
            <text:p>55.6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076" calcext:value-type="float">
            <text:p>55.6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6-06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1512" calcext:value-type="float">
            <text:p>55.5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1032" calcext:value-type="float">
            <text:p>55.5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5416" calcext:value-type="float">
            <text:p>55.5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0176" calcext:value-type="float">
            <text:p>55.5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4456" calcext:value-type="float">
            <text:p>55.4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2264" calcext:value-type="float">
            <text:p>55.4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1888" calcext:value-type="float">
            <text:p>55.4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2744" calcext:value-type="float">
            <text:p>55.4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7504" calcext:value-type="float">
            <text:p>55.4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6168" calcext:value-type="float">
            <text:p>55.4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0072" calcext:value-type="float">
            <text:p>55.4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6648" calcext:value-type="float">
            <text:p>55.4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884" calcext:value-type="float">
            <text:p>55.4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4456" calcext:value-type="float">
            <text:p>55.4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4456" calcext:value-type="float">
            <text:p>55.4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1032" calcext:value-type="float">
            <text:p>55.5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836" calcext:value-type="float">
            <text:p>55.4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4832" calcext:value-type="float">
            <text:p>55.4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5688" calcext:value-type="float">
            <text:p>55.4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74" calcext:value-type="float">
            <text:p>55.3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0448" calcext:value-type="float">
            <text:p>55.4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1304" calcext:value-type="float">
            <text:p>55.3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8736" calcext:value-type="float">
            <text:p>55.4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2264" calcext:value-type="float">
            <text:p>55.4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7024" calcext:value-type="float">
            <text:p>55.4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3976" calcext:value-type="float">
            <text:p>55.4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4728" calcext:value-type="float">
            <text:p>55.3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0448" calcext:value-type="float">
            <text:p>55.4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4832" calcext:value-type="float">
            <text:p>55.4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7024" calcext:value-type="float">
            <text:p>55.4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788" calcext:value-type="float">
            <text:p>55.4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0448" calcext:value-type="float">
            <text:p>55.4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8632" calcext:value-type="float">
            <text:p>55.3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5104" calcext:value-type="float">
            <text:p>55.3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7192" calcext:value-type="float">
            <text:p>55.2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9384" calcext:value-type="float">
            <text:p>55.2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7776" calcext:value-type="float">
            <text:p>55.3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4352" calcext:value-type="float">
            <text:p>55.3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4248" calcext:value-type="float">
            <text:p>55.3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5104" calcext:value-type="float">
            <text:p>55.3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2536" calcext:value-type="float">
            <text:p>55.3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2912" calcext:value-type="float">
            <text:p>55.3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548" calcext:value-type="float">
            <text:p>55.2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9008" calcext:value-type="float">
            <text:p>55.3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5584" calcext:value-type="float">
            <text:p>55.3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7776" calcext:value-type="float">
            <text:p>55.3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7296" calcext:value-type="float">
            <text:p>55.3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1472" calcext:value-type="float">
            <text:p>55.2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928" calcext:value-type="float">
            <text:p>55.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1472" calcext:value-type="float">
            <text:p>55.2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2808" calcext:value-type="float">
            <text:p>55.2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7192" calcext:value-type="float">
            <text:p>55.2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976" calcext:value-type="float">
            <text:p>55.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452" calcext:value-type="float">
            <text:p>55.2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2808" calcext:value-type="float">
            <text:p>55.2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7672" calcext:value-type="float">
            <text:p>55.2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3768" calcext:value-type="float">
            <text:p>55.2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548" calcext:value-type="float">
            <text:p>55.2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3392" calcext:value-type="float">
            <text:p>55.3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3768" calcext:value-type="float">
            <text:p>55.2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2912" calcext:value-type="float">
            <text:p>55.3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452" calcext:value-type="float">
            <text:p>55.2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976" calcext:value-type="float">
            <text:p>55.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8152" calcext:value-type="float">
            <text:p>55.3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9864" calcext:value-type="float">
            <text:p>55.2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0344" calcext:value-type="float">
            <text:p>55.3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9008" calcext:value-type="float">
            <text:p>55.3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4144" calcext:value-type="float">
            <text:p>55.2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3288" calcext:value-type="float">
            <text:p>55.2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9384" calcext:value-type="float">
            <text:p>55.2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644" calcext:value-type="float">
            <text:p>55.3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3-23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4728" calcext:value-type="float">
            <text:p>55.3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168" calcext:value-type="float">
            <text:p>55.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7776" calcext:value-type="float">
            <text:p>55.3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9008" calcext:value-type="float">
            <text:p>55.3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3288" calcext:value-type="float">
            <text:p>55.2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8048" calcext:value-type="float">
            <text:p>55.2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9384" calcext:value-type="float">
            <text:p>55.2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8528" calcext:value-type="float">
            <text:p>55.2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2432" calcext:value-type="float">
            <text:p>55.2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976" calcext:value-type="float">
            <text:p>55.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7568" calcext:value-type="float">
            <text:p>55.2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3768" calcext:value-type="float">
            <text:p>55.2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072" calcext:value-type="float">
            <text:p>55.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2912" calcext:value-type="float">
            <text:p>55.3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4624" calcext:value-type="float">
            <text:p>55.2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8528" calcext:value-type="float">
            <text:p>55.2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6816" calcext:value-type="float">
            <text:p>55.2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4624" calcext:value-type="float">
            <text:p>55.2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7568" calcext:value-type="float">
            <text:p>55.2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8424" calcext:value-type="float">
            <text:p>55.2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5104" calcext:value-type="float">
            <text:p>55.3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6064" calcext:value-type="float">
            <text:p>55.3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8256" calcext:value-type="float">
            <text:p>55.3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4248" calcext:value-type="float">
            <text:p>55.3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4144" calcext:value-type="float">
            <text:p>55.2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8048" calcext:value-type="float">
            <text:p>55.2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6336" calcext:value-type="float">
            <text:p>55.2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2808" calcext:value-type="float">
            <text:p>55.2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1576" calcext:value-type="float">
            <text:p>55.2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2536" calcext:value-type="float">
            <text:p>55.3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8256" calcext:value-type="float">
            <text:p>55.3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3496" calcext:value-type="float">
            <text:p>55.4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2432" calcext:value-type="float">
            <text:p>55.2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6712" calcext:value-type="float">
            <text:p>55.2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1096" calcext:value-type="float">
            <text:p>55.2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9008" calcext:value-type="float">
            <text:p>55.3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6064" calcext:value-type="float">
            <text:p>55.3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3288" calcext:value-type="float">
            <text:p>55.2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1952" calcext:value-type="float">
            <text:p>55.2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5584" calcext:value-type="float">
            <text:p>55.3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264" calcext:value-type="float">
            <text:p>55.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9864" calcext:value-type="float">
            <text:p>55.2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7776" calcext:value-type="float">
            <text:p>55.3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1304" calcext:value-type="float">
            <text:p>55.3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9112" calcext:value-type="float">
            <text:p>55.3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9968" calcext:value-type="float">
            <text:p>55.3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692" calcext:value-type="float">
            <text:p>55.3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9008" calcext:value-type="float">
            <text:p>55.3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168" calcext:value-type="float">
            <text:p>55.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9864" calcext:value-type="float">
            <text:p>55.2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788" calcext:value-type="float">
            <text:p>55.4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3496" calcext:value-type="float">
            <text:p>55.4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3288" calcext:value-type="float">
            <text:p>55.2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644" calcext:value-type="float">
            <text:p>55.3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3976" calcext:value-type="float">
            <text:p>55.4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1784" calcext:value-type="float">
            <text:p>55.4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3872" calcext:value-type="float">
            <text:p>55.3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7672" calcext:value-type="float">
            <text:p>55.2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7776" calcext:value-type="float">
            <text:p>55.3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6064" calcext:value-type="float">
            <text:p>55.3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168" calcext:value-type="float">
            <text:p>55.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596" calcext:value-type="float">
            <text:p>55.3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1304" calcext:value-type="float">
            <text:p>55.3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3496" calcext:value-type="float">
            <text:p>55.4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8632" calcext:value-type="float">
            <text:p>55.3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8256" calcext:value-type="float">
            <text:p>55.3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836" calcext:value-type="float">
            <text:p>55.4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3224" calcext:value-type="float">
            <text:p>55.5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2264" calcext:value-type="float">
            <text:p>55.4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5312" calcext:value-type="float">
            <text:p>55.4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7128" calcext:value-type="float">
            <text:p>55.5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3872" calcext:value-type="float">
            <text:p>55.3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8528" calcext:value-type="float">
            <text:p>55.2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5584" calcext:value-type="float">
            <text:p>55.3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0344" calcext:value-type="float">
            <text:p>55.3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9008" calcext:value-type="float">
            <text:p>55.3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788" calcext:value-type="float">
            <text:p>55.4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4832" calcext:value-type="float">
            <text:p>55.4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7776" calcext:value-type="float">
            <text:p>55.3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3768" calcext:value-type="float">
            <text:p>55.2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596" calcext:value-type="float">
            <text:p>55.3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8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1784" calcext:value-type="float">
            <text:p>55.4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0928" calcext:value-type="float">
            <text:p>55.4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0448" calcext:value-type="float">
            <text:p>55.4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9112" calcext:value-type="float">
            <text:p>55.3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0448" calcext:value-type="float">
            <text:p>55.4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836" calcext:value-type="float">
            <text:p>55.4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2264" calcext:value-type="float">
            <text:p>55.4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788" calcext:value-type="float">
            <text:p>55.4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788" calcext:value-type="float">
            <text:p>55.4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0552" calcext:value-type="float">
            <text:p>55.4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5312" calcext:value-type="float">
            <text:p>55.4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6168" calcext:value-type="float">
            <text:p>55.4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6544" calcext:value-type="float">
            <text:p>55.4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4728" calcext:value-type="float">
            <text:p>55.3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0928" calcext:value-type="float">
            <text:p>55.4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1784" calcext:value-type="float">
            <text:p>55.4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7024" calcext:value-type="float">
            <text:p>55.4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12-14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6648" calcext:value-type="float">
            <text:p>55.4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10-12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7584" calcext:value-type="float">
            <text:p>56.1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8064" calcext:value-type="float">
            <text:p>56.1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3304" calcext:value-type="float">
            <text:p>56.1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844" calcext:value-type="float">
            <text:p>56.0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748" calcext:value-type="float">
            <text:p>56.0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0528" calcext:value-type="float">
            <text:p>56.0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2448" calcext:value-type="float">
            <text:p>56.1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6456" calcext:value-type="float">
            <text:p>56.2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3032" calcext:value-type="float">
            <text:p>56.2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5976" calcext:value-type="float">
            <text:p>56.1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5496" calcext:value-type="float">
            <text:p>56.1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512" calcext:value-type="float">
            <text:p>56.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7416" calcext:value-type="float">
            <text:p>56.2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8272" calcext:value-type="float">
            <text:p>56.2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3888" calcext:value-type="float">
            <text:p>56.2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5224" calcext:value-type="float">
            <text:p>56.2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6456" calcext:value-type="float">
            <text:p>56.2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5976" calcext:value-type="float">
            <text:p>56.1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5976" calcext:value-type="float">
            <text:p>56.1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7312" calcext:value-type="float">
            <text:p>56.2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988" calcext:value-type="float">
            <text:p>56.1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9024" calcext:value-type="float">
            <text:p>56.1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5496" calcext:value-type="float">
            <text:p>56.1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5976" calcext:value-type="float">
            <text:p>56.1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7792" calcext:value-type="float">
            <text:p>56.2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0464" calcext:value-type="float">
            <text:p>56.2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3032" calcext:value-type="float">
            <text:p>56.2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7312" calcext:value-type="float">
            <text:p>56.2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2448" calcext:value-type="float">
            <text:p>56.1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9-13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8064" calcext:value-type="float">
            <text:p>56.1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892" calcext:value-type="float">
            <text:p>56.1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8064" calcext:value-type="float">
            <text:p>56.1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3304" calcext:value-type="float">
            <text:p>56.1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7688" calcext:value-type="float">
            <text:p>56.1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5016" calcext:value-type="float">
            <text:p>56.1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844" calcext:value-type="float">
            <text:p>56.0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892" calcext:value-type="float">
            <text:p>56.1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2344" calcext:value-type="float">
            <text:p>56.0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5288" calcext:value-type="float">
            <text:p>56.0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5768" calcext:value-type="float">
            <text:p>56.0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94" calcext:value-type="float">
            <text:p>56.1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0256" calcext:value-type="float">
            <text:p>56.1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1488" calcext:value-type="float">
            <text:p>56.1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1008" calcext:value-type="float">
            <text:p>56.0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9672" calcext:value-type="float">
            <text:p>56.0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3576" calcext:value-type="float">
            <text:p>56.0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4912" calcext:value-type="float">
            <text:p>56.0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4056" calcext:value-type="float">
            <text:p>56.0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0048" calcext:value-type="float">
            <text:p>56.0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8712" calcext:value-type="float">
            <text:p>55.9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3952" calcext:value-type="float">
            <text:p>56.0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844" calcext:value-type="float">
            <text:p>56.0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5392" calcext:value-type="float">
            <text:p>56.0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1968" calcext:value-type="float">
            <text:p>56.1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1112" calcext:value-type="float">
            <text:p>56.1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844" calcext:value-type="float">
            <text:p>56.0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1968" calcext:value-type="float">
            <text:p>56.1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892" calcext:value-type="float">
            <text:p>56.1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8816" calcext:value-type="float">
            <text:p>56.0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6624" calcext:value-type="float">
            <text:p>56.0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5288" calcext:value-type="float">
            <text:p>56.0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6144" calcext:value-type="float">
            <text:p>56.0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3096" calcext:value-type="float">
            <text:p>56.0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8336" calcext:value-type="float">
            <text:p>56.0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748" calcext:value-type="float">
            <text:p>56.0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4432" calcext:value-type="float">
            <text:p>56.0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0424" calcext:value-type="float">
            <text:p>55.9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7376" calcext:value-type="float">
            <text:p>55.9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7856" calcext:value-type="float">
            <text:p>55.9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9192" calcext:value-type="float">
            <text:p>56.0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224" calcext:value-type="float">
            <text:p>56.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6624" calcext:value-type="float">
            <text:p>56.0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1008" calcext:value-type="float">
            <text:p>56.0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892" calcext:value-type="float">
            <text:p>56.1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0256" calcext:value-type="float">
            <text:p>56.1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7312" calcext:value-type="float">
            <text:p>56.2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656" calcext:value-type="float">
            <text:p>56.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8376" calcext:value-type="float">
            <text:p>56.3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4472" calcext:value-type="float">
            <text:p>56.3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3992" calcext:value-type="float">
            <text:p>56.3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036" calcext:value-type="float">
            <text:p>56.2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5392" calcext:value-type="float">
            <text:p>56.0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9192" calcext:value-type="float">
            <text:p>56.0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9192" calcext:value-type="float">
            <text:p>56.0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7" calcext:value-type="float">
            <text:p>56.0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652" calcext:value-type="float">
            <text:p>55.9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8336" calcext:value-type="float">
            <text:p>56.0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1008" calcext:value-type="float">
            <text:p>56.0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4536" calcext:value-type="float">
            <text:p>56.1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1008" calcext:value-type="float">
            <text:p>56.0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3848" calcext:value-type="float">
            <text:p>55.9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2304" calcext:value-type="float">
            <text:p>55.7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5248" calcext:value-type="float">
            <text:p>55.7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3056" calcext:value-type="float">
            <text:p>55.6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5144" calcext:value-type="float">
            <text:p>55.6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8296" calcext:value-type="float">
            <text:p>55.7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4872" calcext:value-type="float">
            <text:p>55.7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7544" calcext:value-type="float">
            <text:p>55.7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1448" calcext:value-type="float">
            <text:p>55.7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3912" calcext:value-type="float">
            <text:p>55.6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0864" calcext:value-type="float">
            <text:p>55.6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0008" calcext:value-type="float">
            <text:p>55.6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5248" calcext:value-type="float">
            <text:p>55.7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1824" calcext:value-type="float">
            <text:p>55.7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4496" calcext:value-type="float">
            <text:p>55.7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46" calcext:value-type="float">
            <text:p>55.8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2032" calcext:value-type="float">
            <text:p>55.8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0216" calcext:value-type="float">
            <text:p>55.8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5248" calcext:value-type="float">
            <text:p>55.7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2952" calcext:value-type="float">
            <text:p>55.6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5416" calcext:value-type="float">
            <text:p>55.5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0072" calcext:value-type="float">
            <text:p>55.4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168" calcext:value-type="float">
            <text:p>55.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9008" calcext:value-type="float">
            <text:p>55.3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4624" calcext:value-type="float">
            <text:p>55.2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1096" calcext:value-type="float">
            <text:p>55.2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5856" calcext:value-type="float">
            <text:p>55.2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8424" calcext:value-type="float">
            <text:p>55.2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404" calcext:value-type="float">
            <text:p>55.1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7944" calcext:value-type="float">
            <text:p>55.1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1472" calcext:value-type="float">
            <text:p>55.2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7944" calcext:value-type="float">
            <text:p>55.1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2704" calcext:value-type="float">
            <text:p>55.1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5-24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5752" calcext:value-type="float">
            <text:p>55.1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2704" calcext:value-type="float">
            <text:p>55.1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7944" calcext:value-type="float">
            <text:p>55.1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6232" calcext:value-type="float">
            <text:p>55.1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8904" calcext:value-type="float">
            <text:p>55.2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6816" calcext:value-type="float">
            <text:p>55.2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0616" calcext:value-type="float">
            <text:p>55.2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5272" calcext:value-type="float">
            <text:p>55.1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7568" calcext:value-type="float">
            <text:p>55.2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404" calcext:value-type="float">
            <text:p>55.1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0136" calcext:value-type="float">
            <text:p>55.1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0616" calcext:value-type="float">
            <text:p>55.2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7568" calcext:value-type="float">
            <text:p>55.2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1848" calcext:value-type="float">
            <text:p>55.1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9656" calcext:value-type="float">
            <text:p>55.1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5-08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9864" calcext:value-type="float">
            <text:p>55.2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5752" calcext:value-type="float">
            <text:p>55.1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6232" calcext:value-type="float">
            <text:p>55.1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7088" calcext:value-type="float">
            <text:p>55.1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5752" calcext:value-type="float">
            <text:p>55.1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9656" calcext:value-type="float">
            <text:p>55.1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832" calcext:value-type="float">
            <text:p>55.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8216" calcext:value-type="float">
            <text:p>55.0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9824" calcext:value-type="float">
            <text:p>54.9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4792" calcext:value-type="float">
            <text:p>55.1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1472" calcext:value-type="float">
            <text:p>55.2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2704" calcext:value-type="float">
            <text:p>55.1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9448" calcext:value-type="float">
            <text:p>55.0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068" calcext:value-type="float">
            <text:p>54.9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2872" calcext:value-type="float">
            <text:p>54.9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6024" calcext:value-type="float">
            <text:p>55.0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3936" calcext:value-type="float">
            <text:p>55.1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784" calcext:value-type="float">
            <text:p>55.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3832" calcext:value-type="float">
            <text:p>55.0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9928" calcext:value-type="float">
            <text:p>55.0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3352" calcext:value-type="float">
            <text:p>55.0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2976" calcext:value-type="float">
            <text:p>55.0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7736" calcext:value-type="float">
            <text:p>55.0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5064" calcext:value-type="float">
            <text:p>54.9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4-13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1952" calcext:value-type="float">
            <text:p>55.2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5168" calcext:value-type="float">
            <text:p>55.0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3832" calcext:value-type="float">
            <text:p>55.0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7632" calcext:value-type="float">
            <text:p>54.9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12768" calcext:value-type="float">
            <text:p>54.9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544" calcext:value-type="float">
            <text:p>54.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3832" calcext:value-type="float">
            <text:p>55.0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7736" calcext:value-type="float">
            <text:p>55.0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592" calcext:value-type="float">
            <text:p>54.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3248" calcext:value-type="float">
            <text:p>54.9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7528" calcext:value-type="float">
            <text:p>54.8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9824" calcext:value-type="float">
            <text:p>54.9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3832" calcext:value-type="float">
            <text:p>55.0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4208" calcext:value-type="float">
            <text:p>55.0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7632" calcext:value-type="float">
            <text:p>54.9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4688" calcext:value-type="float">
            <text:p>55.0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9448" calcext:value-type="float">
            <text:p>55.0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6776" calcext:value-type="float">
            <text:p>54.9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2016" calcext:value-type="float">
            <text:p>54.9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4688" calcext:value-type="float">
            <text:p>55.0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7736" calcext:value-type="float">
            <text:p>55.0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6128" calcext:value-type="float">
            <text:p>55.1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8696" calcext:value-type="float">
            <text:p>55.0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5544" calcext:value-type="float">
            <text:p>55.0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0888" calcext:value-type="float">
            <text:p>55.1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3832" calcext:value-type="float">
            <text:p>55.0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212" calcext:value-type="float">
            <text:p>55.0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6984" calcext:value-type="float">
            <text:p>55.1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308" calcext:value-type="float">
            <text:p>55.1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9552" calcext:value-type="float">
            <text:p>55.0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3936" calcext:value-type="float">
            <text:p>55.1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2704" calcext:value-type="float">
            <text:p>55.1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6504" calcext:value-type="float">
            <text:p>55.0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64" calcext:value-type="float">
            <text:p>55.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12768" calcext:value-type="float">
            <text:p>54.9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0096" calcext:value-type="float">
            <text:p>54.8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2872" calcext:value-type="float">
            <text:p>54.9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1368" calcext:value-type="float">
            <text:p>55.1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5648" calcext:value-type="float">
            <text:p>55.0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2872" calcext:value-type="float">
            <text:p>54.9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496" calcext:value-type="float">
            <text:p>54.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5064" calcext:value-type="float">
            <text:p>54.9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2016" calcext:value-type="float">
            <text:p>54.9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8592" calcext:value-type="float">
            <text:p>55.0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0304" calcext:value-type="float">
            <text:p>55.0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4688" calcext:value-type="float">
            <text:p>55.0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7632" calcext:value-type="float">
            <text:p>54.9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2016" calcext:value-type="float">
            <text:p>54.9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116" calcext:value-type="float">
            <text:p>55.0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4688" calcext:value-type="float">
            <text:p>55.0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7256" calcext:value-type="float">
            <text:p>55.0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2392" calcext:value-type="float">
            <text:p>54.9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6776" calcext:value-type="float">
            <text:p>54.9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164" calcext:value-type="float">
            <text:p>55.0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2016" calcext:value-type="float">
            <text:p>54.9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164" calcext:value-type="float">
            <text:p>55.0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6504" calcext:value-type="float">
            <text:p>55.0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2496" calcext:value-type="float">
            <text:p>55.0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068" calcext:value-type="float">
            <text:p>54.9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3456" calcext:value-type="float">
            <text:p>55.0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0784" calcext:value-type="float">
            <text:p>55.0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8008" calcext:value-type="float">
            <text:p>54.9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1536" calcext:value-type="float">
            <text:p>54.9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3832" calcext:value-type="float">
            <text:p>55.0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9656" calcext:value-type="float">
            <text:p>55.1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356" calcext:value-type="float">
            <text:p>55.1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5648" calcext:value-type="float">
            <text:p>55.0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8112" calcext:value-type="float">
            <text:p>54.9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7632" calcext:value-type="float">
            <text:p>54.9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0784" calcext:value-type="float">
            <text:p>55.0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212" calcext:value-type="float">
            <text:p>55.0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0408" calcext:value-type="float">
            <text:p>55.0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6504" calcext:value-type="float">
            <text:p>55.0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2496" calcext:value-type="float">
            <text:p>55.0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164" calcext:value-type="float">
            <text:p>55.0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8112" calcext:value-type="float">
            <text:p>54.9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02" calcext:value-type="float">
            <text:p>54.9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7632" calcext:value-type="float">
            <text:p>54.9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7256" calcext:value-type="float">
            <text:p>55.0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4688" calcext:value-type="float">
            <text:p>55.0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4688" calcext:value-type="float">
            <text:p>55.0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8216" calcext:value-type="float">
            <text:p>55.0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0512" calcext:value-type="float">
            <text:p>55.1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452" calcext:value-type="float">
            <text:p>55.2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4144" calcext:value-type="float">
            <text:p>55.2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832" calcext:value-type="float">
            <text:p>55.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8592" calcext:value-type="float">
            <text:p>55.0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02" calcext:value-type="float">
            <text:p>54.9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8592" calcext:value-type="float">
            <text:p>55.0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308" calcext:value-type="float">
            <text:p>55.1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0512" calcext:value-type="float">
            <text:p>55.1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4312" calcext:value-type="float">
            <text:p>55.0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0304" calcext:value-type="float">
            <text:p>55.0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9824" calcext:value-type="float">
            <text:p>54.9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1056" calcext:value-type="float">
            <text:p>54.9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496" calcext:value-type="float">
            <text:p>54.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7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7152" calcext:value-type="float">
            <text:p>54.9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448" calcext:value-type="float">
            <text:p>54.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1056" calcext:value-type="float">
            <text:p>54.9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544" calcext:value-type="float">
            <text:p>54.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12768" calcext:value-type="float">
            <text:p>54.9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592" calcext:value-type="float">
            <text:p>54.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1912" calcext:value-type="float">
            <text:p>54.9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7256" calcext:value-type="float">
            <text:p>55.0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5168" calcext:value-type="float">
            <text:p>55.0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0784" calcext:value-type="float">
            <text:p>55.0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5648" calcext:value-type="float">
            <text:p>55.0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0304" calcext:value-type="float">
            <text:p>55.0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2-20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0136" calcext:value-type="float">
            <text:p>55.1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9448" calcext:value-type="float">
            <text:p>55.0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0408" calcext:value-type="float">
            <text:p>55.0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2224" calcext:value-type="float">
            <text:p>55.1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6024" calcext:value-type="float">
            <text:p>55.0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212" calcext:value-type="float">
            <text:p>55.0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2704" calcext:value-type="float">
            <text:p>55.1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832" calcext:value-type="float">
            <text:p>55.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0032" calcext:value-type="float">
            <text:p>55.1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26" calcext:value-type="float">
            <text:p>55.0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6232" calcext:value-type="float">
            <text:p>55.1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1952" calcext:value-type="float">
            <text:p>55.2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2328" calcext:value-type="float">
            <text:p>55.2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308" calcext:value-type="float">
            <text:p>55.1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2976" calcext:value-type="float">
            <text:p>55.0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0784" calcext:value-type="float">
            <text:p>55.0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0408" calcext:value-type="float">
            <text:p>55.0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9656" calcext:value-type="float">
            <text:p>55.1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8216" calcext:value-type="float">
            <text:p>55.0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592" calcext:value-type="float">
            <text:p>54.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1-29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3248" calcext:value-type="float">
            <text:p>54.9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1912" calcext:value-type="float">
            <text:p>54.9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924" calcext:value-type="float">
            <text:p>54.8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7736" calcext:value-type="float">
            <text:p>55.0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4416" calcext:value-type="float">
            <text:p>55.1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976" calcext:value-type="float">
            <text:p>55.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0616" calcext:value-type="float">
            <text:p>55.2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3184" calcext:value-type="float">
            <text:p>55.1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452" calcext:value-type="float">
            <text:p>55.2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7192" calcext:value-type="float">
            <text:p>55.2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9864" calcext:value-type="float">
            <text:p>55.2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9008" calcext:value-type="float">
            <text:p>55.3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9656" calcext:value-type="float">
            <text:p>55.1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8424" calcext:value-type="float">
            <text:p>55.2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8904" calcext:value-type="float">
            <text:p>55.2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024" calcext:value-type="float">
            <text:p>55.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4624" calcext:value-type="float">
            <text:p>55.2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5208" calcext:value-type="float">
            <text:p>55.3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3976" calcext:value-type="float">
            <text:p>55.4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3016" calcext:value-type="float">
            <text:p>55.3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0928" calcext:value-type="float">
            <text:p>55.4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9216" calcext:value-type="float">
            <text:p>55.4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5688" calcext:value-type="float">
            <text:p>55.4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6168" calcext:value-type="float">
            <text:p>55.4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9696" calcext:value-type="float">
            <text:p>55.4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7128" calcext:value-type="float">
            <text:p>55.5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9696" calcext:value-type="float">
            <text:p>55.4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5312" calcext:value-type="float">
            <text:p>55.4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4352" calcext:value-type="float">
            <text:p>55.3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216" calcext:value-type="float">
            <text:p>55.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7128" calcext:value-type="float">
            <text:p>55.5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5792" calcext:value-type="float">
            <text:p>55.4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4456" calcext:value-type="float">
            <text:p>55.4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6752" calcext:value-type="float">
            <text:p>55.5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1512" calcext:value-type="float">
            <text:p>55.5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7232" calcext:value-type="float">
            <text:p>55.5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0-21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6688" calcext:value-type="float">
            <text:p>55.7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9904" calcext:value-type="float">
            <text:p>55.6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836" calcext:value-type="float">
            <text:p>55.4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6544" calcext:value-type="float">
            <text:p>55.4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2368" calcext:value-type="float">
            <text:p>55.5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4184" calcext:value-type="float">
            <text:p>55.5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1616" calcext:value-type="float">
            <text:p>55.6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2848" calcext:value-type="float">
            <text:p>55.5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1616" calcext:value-type="float">
            <text:p>55.6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6104" calcext:value-type="float">
            <text:p>55.6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9632" calcext:value-type="float">
            <text:p>55.7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8296" calcext:value-type="float">
            <text:p>55.7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8672" calcext:value-type="float">
            <text:p>55.6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9904" calcext:value-type="float">
            <text:p>55.6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4664" calcext:value-type="float">
            <text:p>55.6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7336" calcext:value-type="float">
            <text:p>55.6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8672" calcext:value-type="float">
            <text:p>55.6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9-29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8608" calcext:value-type="float">
            <text:p>55.9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8192" calcext:value-type="float">
            <text:p>55.6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9904" calcext:value-type="float">
            <text:p>55.6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6584" calcext:value-type="float">
            <text:p>55.7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9256" calcext:value-type="float">
            <text:p>55.7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5832" calcext:value-type="float">
            <text:p>55.8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3744" calcext:value-type="float">
            <text:p>55.8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2408" calcext:value-type="float">
            <text:p>55.8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1072" calcext:value-type="float">
            <text:p>55.8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8504" calcext:value-type="float">
            <text:p>55.8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6792" calcext:value-type="float">
            <text:p>55.8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8608" calcext:value-type="float">
            <text:p>55.9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5184" calcext:value-type="float">
            <text:p>55.9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8608" calcext:value-type="float">
            <text:p>55.9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2032" calcext:value-type="float">
            <text:p>55.8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9568" calcext:value-type="float">
            <text:p>55.9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1864" calcext:value-type="float">
            <text:p>56.0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1008" calcext:value-type="float">
            <text:p>56.0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6728" calcext:value-type="float">
            <text:p>56.1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5496" calcext:value-type="float">
            <text:p>56.1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3408" calcext:value-type="float">
            <text:p>56.2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8752" calcext:value-type="float">
            <text:p>56.3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6496" calcext:value-type="float">
            <text:p>56.5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5264" calcext:value-type="float">
            <text:p>56.5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8312" calcext:value-type="float">
            <text:p>56.5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3928" calcext:value-type="float">
            <text:p>56.5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4784" calcext:value-type="float">
            <text:p>56.5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8-29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2904" calcext:value-type="float">
            <text:p>56.7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4784" calcext:value-type="float">
            <text:p>56.5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7832" calcext:value-type="float">
            <text:p>56.5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4784" calcext:value-type="float">
            <text:p>56.5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7456" calcext:value-type="float">
            <text:p>56.6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612" calcext:value-type="float">
            <text:p>56.5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4304" calcext:value-type="float">
            <text:p>56.5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7352" calcext:value-type="float">
            <text:p>56.5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4304" calcext:value-type="float">
            <text:p>56.5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0296" calcext:value-type="float">
            <text:p>56.4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2112" calcext:value-type="float">
            <text:p>56.5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9544" calcext:value-type="float">
            <text:p>56.5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4304" calcext:value-type="float">
            <text:p>56.5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8208" calcext:value-type="float">
            <text:p>56.5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4304" calcext:value-type="float">
            <text:p>56.5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2968" calcext:value-type="float">
            <text:p>56.5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2968" calcext:value-type="float">
            <text:p>56.5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468" calcext:value-type="float">
            <text:p>56.4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7248" calcext:value-type="float">
            <text:p>56.4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372" calcext:value-type="float">
            <text:p>56.4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8104" calcext:value-type="float">
            <text:p>56.4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8104" calcext:value-type="float">
            <text:p>56.4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0672" calcext:value-type="float">
            <text:p>56.4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8856" calcext:value-type="float">
            <text:p>56.3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18" calcext:value-type="float">
            <text:p>56.3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9128" calcext:value-type="float">
            <text:p>56.2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6456" calcext:value-type="float">
            <text:p>56.2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1592" calcext:value-type="float">
            <text:p>56.1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7688" calcext:value-type="float">
            <text:p>56.1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2072" calcext:value-type="float">
            <text:p>56.2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7-29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9336" calcext:value-type="float">
            <text:p>56.4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5976" calcext:value-type="float">
            <text:p>56.1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988" calcext:value-type="float">
            <text:p>56.1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5976" calcext:value-type="float">
            <text:p>56.1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7312" calcext:value-type="float">
            <text:p>56.2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3408" calcext:value-type="float">
            <text:p>56.2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7792" calcext:value-type="float">
            <text:p>56.2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6936" calcext:value-type="float">
            <text:p>56.2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036" calcext:value-type="float">
            <text:p>56.2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6456" calcext:value-type="float">
            <text:p>56.2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6456" calcext:value-type="float">
            <text:p>56.2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036" calcext:value-type="float">
            <text:p>56.2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512" calcext:value-type="float">
            <text:p>56.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3032" calcext:value-type="float">
            <text:p>56.2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08" calcext:value-type="float">
            <text:p>56.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1216" calcext:value-type="float">
            <text:p>56.2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3784" calcext:value-type="float">
            <text:p>56.1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6</text:p>
          </table:table-cell>
          <table:table-cell office:value-type="string" calcext:value-type="string">
            <text:p>CJDN nr Owatonna; Somerset WMA</text:p>
          </table:table-cell>
          <table:table-cell office:value-type="string" calcext:value-type="string">
            <text:p>2016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8504" calcext:value-type="float">
            <text:p>55.8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29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704" meta:object-count="0"/>
    <meta:user-defined meta:name="AppVersion">3.0</meta:user-defined>
  </office:meta>
</office:document-meta>
</file>